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4.283cm" style:rel-column-width="10922*"/>
    </style:style>
    <style:style style:name="Table1.F" style:family="table-column">
      <style:table-column-properties style:column-width="4.284cm" style:rel-column-width="10925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4.283cm" style:rel-column-width="10922*"/>
    </style:style>
    <style:style style:name="Table2.F" style:family="table-column">
      <style:table-column-properties style:column-width="4.284cm" style:rel-column-width="1092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2.335cm" style:rel-column-width="5957*"/>
    </style:style>
    <style:style style:name="Table3.K" style:family="table-column">
      <style:table-column-properties style:column-width="2.339cm" style:rel-column-width="596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K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2.335cm" style:rel-column-width="5957*"/>
    </style:style>
    <style:style style:name="Table4.K" style:family="table-column">
      <style:table-column-properties style:column-width="2.339cm" style:rel-column-width="596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K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officeooo:rsid="000c5fee" officeooo:paragraph-rsid="000c5fee"/>
    </style:style>
    <style:style style:name="P2" style:family="paragraph" style:parent-style-name="Standard">
      <style:text-properties style:text-underline-style="none" fo:font-weight="bold" officeooo:rsid="000c5fee" officeooo:paragraph-rsid="000c5fee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e3477" officeooo:paragraph-rsid="000e3477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e3477" officeooo:paragraph-rsid="0011a9c9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62fb3" officeooo:paragraph-rsid="00162fb3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b5fa69" officeooo:paragraph-rsid="00b5fa69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b1f74e" officeooo:paragraph-rsid="00b1f74e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b5f760" officeooo:paragraph-rsid="00b5f760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bb8ff7" officeooo:paragraph-rsid="00bb8ff7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b5fa69" officeooo:paragraph-rsid="00b70098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b70098" officeooo:paragraph-rsid="00b70098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b809b7" officeooo:paragraph-rsid="00b809b7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b9a057" officeooo:paragraph-rsid="00b9a057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c08a0d" officeooo:paragraph-rsid="00c2002e" style:font-weight-asian="normal" style:font-weight-complex="normal"/>
    </style:style>
    <style:style style:name="P15" style:family="paragraph" style:parent-style-name="Standard">
      <style:text-properties style:text-underline-style="solid" style:text-underline-type="double" style:text-underline-width="auto" style:text-underline-color="font-color" officeooo:rsid="000e3477" officeooo:paragraph-rsid="000e3477"/>
    </style:style>
    <style:style style:name="P16" style:family="paragraph" style:parent-style-name="Standard">
      <style:text-properties style:text-underline-style="solid" style:text-underline-type="double" style:text-underline-width="auto" style:text-underline-color="font-color" officeooo:rsid="000e3477" officeooo:paragraph-rsid="004c4924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officeooo:rsid="000e3477" officeooo:paragraph-rsid="0011a9c9"/>
    </style:style>
    <style:style style:name="P18" style:family="paragraph" style:parent-style-name="Standard">
      <style:text-properties style:text-underline-style="solid" style:text-underline-type="double" style:text-underline-width="auto" style:text-underline-color="font-color" fo:font-weight="bold" officeooo:rsid="000e3477" officeooo:paragraph-rsid="004c4924" style:font-weight-asian="bold" style:font-weight-complex="bold"/>
    </style:style>
    <style:style style:name="P19" style:family="paragraph" style:parent-style-name="Standard">
      <style:text-properties fo:font-size="7pt" style:text-underline-style="none" fo:font-weight="normal" officeooo:rsid="00b809b7" officeooo:paragraph-rsid="00bd2955" style:font-size-asian="7pt" style:font-weight-asian="normal" style:font-size-complex="7pt" style:font-weight-complex="normal"/>
    </style:style>
    <style:style style:name="P20" style:family="paragraph" style:parent-style-name="Standard">
      <style:text-properties fo:font-size="7pt" style:text-underline-style="none" fo:font-weight="normal" officeooo:rsid="00b809b7" officeooo:paragraph-rsid="00bd8971" style:font-size-asian="7pt" style:font-weight-asian="normal" style:font-size-complex="7pt" style:font-weight-complex="normal"/>
    </style:style>
    <style:style style:name="P21" style:family="paragraph" style:parent-style-name="Standard">
      <style:text-properties fo:font-size="7pt" style:text-underline-style="none" fo:font-weight="normal" officeooo:rsid="00b809b7" officeooo:paragraph-rsid="00bf1f2e" style:font-size-asian="7pt" style:font-weight-asian="normal" style:font-size-complex="7pt" style:font-weight-complex="normal"/>
    </style:style>
    <style:style style:name="P22" style:family="paragraph" style:parent-style-name="Standard">
      <style:text-properties fo:font-size="7pt" style:text-underline-style="none" fo:font-weight="normal" officeooo:rsid="00b809b7" officeooo:paragraph-rsid="00c8ec93" style:font-size-asian="7pt" style:font-weight-asian="normal" style:font-size-complex="7pt" style:font-weight-complex="normal"/>
    </style:style>
    <style:style style:name="P23" style:family="paragraph" style:parent-style-name="Standard">
      <style:text-properties fo:font-size="7pt" style:text-underline-style="none" fo:font-weight="normal" officeooo:rsid="00b809b7" officeooo:paragraph-rsid="00cad5ac" style:font-size-asian="7pt" style:font-weight-asian="normal" style:font-size-complex="7pt" style:font-weight-complex="normal"/>
    </style:style>
    <style:style style:name="P24" style:family="paragraph" style:parent-style-name="Standard">
      <style:text-properties fo:font-size="7pt" style:text-underline-style="none" fo:font-weight="normal" officeooo:rsid="00c08a0d" officeooo:paragraph-rsid="00c08a0d" style:font-size-asian="7pt" style:font-weight-asian="normal" style:font-size-complex="7pt" style:font-weight-complex="normal"/>
    </style:style>
    <style:style style:name="P25" style:family="paragraph" style:parent-style-name="Standard">
      <style:text-properties fo:font-size="7pt" style:text-underline-style="none" fo:font-weight="normal" officeooo:rsid="00c08a0d" officeooo:paragraph-rsid="00c2002e" style:font-size-asian="7pt" style:font-weight-asian="normal" style:font-size-complex="7pt" style:font-weight-complex="normal"/>
    </style:style>
    <style:style style:name="P26" style:family="paragraph" style:parent-style-name="Standard">
      <style:text-properties fo:font-size="7pt" style:text-underline-style="none" fo:font-weight="normal" officeooo:rsid="00c08a0d" officeooo:paragraph-rsid="00c2b8b5" style:font-size-asian="7pt" style:font-weight-asian="normal" style:font-size-complex="7pt" style:font-weight-complex="normal"/>
    </style:style>
    <style:style style:name="P27" style:family="paragraph" style:parent-style-name="Standard">
      <style:text-properties fo:font-size="7pt" style:text-underline-style="none" fo:font-weight="normal" officeooo:rsid="00c08a0d" officeooo:paragraph-rsid="00c46234" style:font-size-asian="7pt" style:font-weight-asian="normal" style:font-size-complex="7pt" style:font-weight-complex="normal"/>
    </style:style>
    <style:style style:name="P28" style:family="paragraph" style:parent-style-name="Standard">
      <style:text-properties fo:font-size="7pt" style:text-underline-style="none" fo:font-weight="normal" officeooo:rsid="00c08a0d" officeooo:paragraph-rsid="00c697bb" style:font-size-asian="7pt" style:font-weight-asian="normal" style:font-size-complex="7pt" style:font-weight-complex="normal"/>
    </style:style>
    <style:style style:name="P29" style:family="paragraph" style:parent-style-name="Standard">
      <style:text-properties fo:font-size="7pt" style:text-underline-style="none" fo:font-weight="normal" officeooo:rsid="00c54737" officeooo:paragraph-rsid="00c54737" style:font-size-asian="7pt" style:font-weight-asian="normal" style:font-size-complex="7pt" style:font-weight-complex="normal"/>
    </style:style>
    <style:style style:name="P30" style:family="paragraph" style:parent-style-name="Standard">
      <style:text-properties fo:font-size="7pt" style:text-underline-style="none" fo:font-weight="normal" officeooo:rsid="00c697bb" officeooo:paragraph-rsid="00c697bb" style:font-size-asian="7pt" style:font-weight-asian="normal" style:font-size-complex="7pt" style:font-weight-complex="normal"/>
    </style:style>
    <style:style style:name="P31" style:family="paragraph" style:parent-style-name="Standard">
      <style:text-properties fo:font-size="7pt" style:text-underline-style="none" fo:font-weight="normal" officeooo:rsid="00c8ec93" officeooo:paragraph-rsid="00c8ec93" style:font-size-asian="7pt" style:font-weight-asian="normal" style:font-size-complex="7pt" style:font-weight-complex="normal"/>
    </style:style>
    <style:style style:name="P32" style:family="paragraph" style:parent-style-name="Standard">
      <style:text-properties fo:font-size="7pt" style:text-underline-style="none" fo:font-weight="normal" officeooo:rsid="00cad5ac" officeooo:paragraph-rsid="00cad5ac" style:font-size-asian="7pt" style:font-weight-asian="normal" style:font-size-complex="7pt" style:font-weight-complex="normal"/>
    </style:style>
    <style:style style:name="P33" style:family="paragraph" style:parent-style-name="Standard">
      <style:text-properties fo:font-size="7pt" style:text-underline-style="none" fo:font-weight="normal" officeooo:rsid="00c08a0d" officeooo:paragraph-rsid="00c2b8b5" fo:background-color="#ff3300" style:font-size-asian="7pt" style:font-weight-asian="normal" style:font-size-complex="7pt" style:font-weight-complex="normal"/>
    </style:style>
    <style:style style:name="P34" style:family="paragraph" style:parent-style-name="Standard">
      <style:text-properties fo:font-size="7pt" style:text-underline-style="none" fo:font-weight="normal" officeooo:rsid="00c08a0d" officeooo:paragraph-rsid="00c46234" fo:background-color="#ff3300" style:font-size-asian="7pt" style:font-weight-asian="normal" style:font-size-complex="7pt" style:font-weight-complex="normal"/>
    </style:style>
    <style:style style:name="P35" style:family="paragraph" style:parent-style-name="Standard">
      <style:text-properties fo:font-size="7pt" style:text-underline-style="none" fo:font-weight="normal" officeooo:rsid="00c46234" officeooo:paragraph-rsid="00c46234" fo:background-color="#ff3300" style:font-size-asian="7pt" style:font-weight-asian="normal" style:font-size-complex="7pt" style:font-weight-complex="normal"/>
    </style:style>
    <style:style style:name="P36" style:family="paragraph" style:parent-style-name="Standard">
      <style:text-properties fo:font-size="7pt" style:text-underline-style="none" fo:font-weight="normal" officeooo:rsid="00b9a057" officeooo:paragraph-rsid="00bd8971" fo:background-color="transparent" style:font-size-asian="7pt" style:font-weight-asian="normal" style:font-size-complex="7pt" style:font-weight-complex="normal"/>
    </style:style>
    <style:style style:name="P37" style:family="paragraph" style:parent-style-name="Standard">
      <style:text-properties fo:font-size="7pt" style:text-underline-style="none" fo:font-weight="normal" officeooo:rsid="00b9a057" officeooo:paragraph-rsid="00cad5ac" fo:background-color="transparent" style:font-size-asian="7pt" style:font-weight-asian="normal" style:font-size-complex="7pt" style:font-weight-complex="normal"/>
    </style:style>
    <style:style style:name="P38" style:family="paragraph" style:parent-style-name="Standard">
      <style:text-properties fo:font-size="7pt" style:text-underline-style="none" fo:font-weight="normal" officeooo:rsid="00c08a0d" officeooo:paragraph-rsid="00c2002e" fo:background-color="#ffff00" style:font-size-asian="7pt" style:font-weight-asian="normal" style:font-size-complex="7pt" style:font-weight-complex="normal"/>
    </style:style>
    <style:style style:name="P39" style:family="paragraph" style:parent-style-name="Standard">
      <style:text-properties fo:font-size="7pt" style:text-underline-style="none" fo:font-weight="normal" officeooo:rsid="00c54737" officeooo:paragraph-rsid="00c54737" fo:background-color="#66ff00" style:font-size-asian="7pt" style:font-weight-asian="normal" style:font-size-complex="7pt" style:font-weight-complex="normal"/>
    </style:style>
    <style:style style:name="P40" style:family="paragraph" style:parent-style-name="Standard">
      <style:text-properties fo:font-size="7pt" style:text-underline-style="none" fo:font-weight="normal" officeooo:rsid="00c697bb" officeooo:paragraph-rsid="00c697bb" fo:background-color="#66ff00" style:font-size-asian="7pt" style:font-weight-asian="normal" style:font-size-complex="7pt" style:font-weight-complex="normal"/>
    </style:style>
    <style:style style:name="P41" style:family="paragraph" style:parent-style-name="Standard">
      <style:text-properties fo:font-size="7pt" style:text-underline-style="none" fo:font-weight="normal" officeooo:rsid="00c697bb" officeooo:paragraph-rsid="00cad5ac" fo:background-color="#66ff00" style:font-size-asian="7pt" style:font-weight-asian="normal" style:font-size-complex="7pt" style:font-weight-complex="normal"/>
    </style:style>
    <style:style style:name="P42" style:family="paragraph" style:parent-style-name="Standard">
      <style:text-properties fo:font-size="7pt" style:text-underline-style="none" fo:font-weight="normal" officeooo:rsid="00b809b7" officeooo:paragraph-rsid="00bd8971" fo:background-color="#66ff00" style:font-size-asian="7pt" style:font-weight-asian="normal" style:font-size-complex="7pt" style:font-weight-complex="normal"/>
    </style:style>
    <style:style style:name="P43" style:family="paragraph" style:parent-style-name="Standard">
      <style:text-properties fo:font-size="7pt" style:text-underline-style="none" fo:font-weight="normal" officeooo:rsid="00c8ec93" officeooo:paragraph-rsid="00c8ec93" fo:background-color="#66ff00" style:font-size-asian="7pt" style:font-weight-asian="normal" style:font-size-complex="7pt" style:font-weight-complex="normal"/>
    </style:style>
    <style:style style:name="P44" style:family="paragraph" style:parent-style-name="Standard">
      <style:text-properties fo:font-size="7pt" style:text-underline-style="none" fo:font-weight="normal" officeooo:rsid="00cad5ac" officeooo:paragraph-rsid="00cad5ac" fo:background-color="#66ff00" style:font-size-asian="7pt" style:font-weight-asian="normal" style:font-size-complex="7pt" style:font-weight-complex="normal"/>
    </style:style>
    <style:style style:name="P45" style:family="paragraph" style:parent-style-name="Standard">
      <style:paragraph-properties fo:break-before="page"/>
      <style:text-properties style:text-underline-style="none" fo:font-weight="bold" officeooo:rsid="00162fb3" officeooo:paragraph-rsid="00162fb3" style:font-weight-asian="bold" style:font-weight-complex="bold"/>
    </style:style>
    <style:style style:name="P46" style:family="paragraph" style:parent-style-name="Standard">
      <style:paragraph-properties fo:break-before="page"/>
      <style:text-properties style:text-underline-style="none" fo:font-weight="bold" officeooo:rsid="00b5fa69" officeooo:paragraph-rsid="00b5fa69" style:font-weight-asian="bold" style:font-weight-complex="bold"/>
    </style:style>
    <style:style style:name="P47" style:family="paragraph" style:parent-style-name="Standard">
      <style:paragraph-properties fo:break-before="page"/>
      <style:text-properties style:text-underline-style="none" fo:font-weight="bold" officeooo:rsid="00b1f74e" officeooo:paragraph-rsid="00b809b7" style:font-weight-asian="bold" style:font-weight-complex="bold"/>
    </style:style>
    <style:style style:name="P48" style:family="paragraph" style:parent-style-name="Standard">
      <style:paragraph-properties fo:break-before="page"/>
      <style:text-properties style:text-underline-style="none" fo:font-weight="bold" officeooo:rsid="00b5f760" officeooo:paragraph-rsid="00b5f760" style:font-weight-asian="bold" style:font-weight-complex="bold"/>
    </style:style>
    <style:style style:name="P49" style:family="paragraph" style:parent-style-name="Standard">
      <style:paragraph-properties fo:break-before="page"/>
      <style:text-properties style:text-underline-style="none" fo:font-weight="normal" officeooo:rsid="00b9a057" officeooo:paragraph-rsid="00b9a057" style:font-weight-asian="normal" style:font-weight-complex="normal"/>
    </style:style>
    <style:style style:name="P50" style:family="paragraph" style:parent-style-name="Table_20_Contents">
      <style:text-properties officeooo:rsid="00033bfb" officeooo:paragraph-rsid="000d38c9"/>
    </style:style>
    <style:style style:name="P51" style:family="paragraph" style:parent-style-name="Table_20_Contents">
      <style:text-properties officeooo:rsid="00033bfb" officeooo:paragraph-rsid="001cbf90"/>
    </style:style>
    <style:style style:name="P52" style:family="paragraph" style:parent-style-name="Table_20_Contents">
      <style:text-properties officeooo:rsid="00033bfb" officeooo:paragraph-rsid="002ed26f"/>
    </style:style>
    <style:style style:name="P53" style:family="paragraph" style:parent-style-name="Table_20_Contents">
      <style:text-properties officeooo:rsid="00033bfb" officeooo:paragraph-rsid="003deaf0"/>
    </style:style>
    <style:style style:name="P54" style:family="paragraph" style:parent-style-name="Table_20_Contents">
      <style:text-properties officeooo:rsid="00033bfb" officeooo:paragraph-rsid="004c4924"/>
    </style:style>
    <style:style style:name="P55" style:family="paragraph" style:parent-style-name="Table_20_Contents">
      <style:text-properties officeooo:rsid="000519ae" officeooo:paragraph-rsid="000d38c9"/>
    </style:style>
    <style:style style:name="P56" style:family="paragraph" style:parent-style-name="Table_20_Contents">
      <style:text-properties officeooo:rsid="000519ae" officeooo:paragraph-rsid="001cbf90"/>
    </style:style>
    <style:style style:name="P57" style:family="paragraph" style:parent-style-name="Table_20_Contents">
      <style:text-properties officeooo:rsid="000519ae" officeooo:paragraph-rsid="001ffcae"/>
    </style:style>
    <style:style style:name="P58" style:family="paragraph" style:parent-style-name="Table_20_Contents">
      <style:text-properties officeooo:rsid="000519ae" officeooo:paragraph-rsid="003406c8"/>
    </style:style>
    <style:style style:name="P59" style:family="paragraph" style:parent-style-name="Table_20_Contents">
      <style:text-properties officeooo:rsid="000519ae" officeooo:paragraph-rsid="003490bb"/>
    </style:style>
    <style:style style:name="P60" style:family="paragraph" style:parent-style-name="Table_20_Contents">
      <style:text-properties officeooo:rsid="000519ae" officeooo:paragraph-rsid="003eecff"/>
    </style:style>
    <style:style style:name="P61" style:family="paragraph" style:parent-style-name="Table_20_Contents">
      <style:text-properties officeooo:rsid="000519ae" officeooo:paragraph-rsid="00426ca4"/>
    </style:style>
    <style:style style:name="P62" style:family="paragraph" style:parent-style-name="Table_20_Contents">
      <style:text-properties officeooo:rsid="000519ae" officeooo:paragraph-rsid="004c4924"/>
    </style:style>
    <style:style style:name="P63" style:family="paragraph" style:parent-style-name="Table_20_Contents">
      <style:text-properties officeooo:rsid="000519ae" officeooo:paragraph-rsid="0086f46f"/>
    </style:style>
    <style:style style:name="P64" style:family="paragraph" style:parent-style-name="Table_20_Contents">
      <style:text-properties officeooo:rsid="00057e4d" officeooo:paragraph-rsid="000d38c9"/>
    </style:style>
    <style:style style:name="P65" style:family="paragraph" style:parent-style-name="Table_20_Contents">
      <style:text-properties officeooo:rsid="00057e4d" officeooo:paragraph-rsid="0026e38a"/>
    </style:style>
    <style:style style:name="P66" style:family="paragraph" style:parent-style-name="Table_20_Contents">
      <style:text-properties officeooo:rsid="00057e4d" officeooo:paragraph-rsid="002a39df"/>
    </style:style>
    <style:style style:name="P67" style:family="paragraph" style:parent-style-name="Table_20_Contents">
      <style:text-properties officeooo:rsid="00057e4d" officeooo:paragraph-rsid="003884d8"/>
    </style:style>
    <style:style style:name="P68" style:family="paragraph" style:parent-style-name="Table_20_Contents">
      <style:text-properties officeooo:rsid="00057e4d" officeooo:paragraph-rsid="003a434e"/>
    </style:style>
    <style:style style:name="P69" style:family="paragraph" style:parent-style-name="Table_20_Contents">
      <style:text-properties officeooo:rsid="00057e4d" officeooo:paragraph-rsid="003b9fa7"/>
    </style:style>
    <style:style style:name="P70" style:family="paragraph" style:parent-style-name="Table_20_Contents">
      <style:text-properties officeooo:rsid="00057e4d" officeooo:paragraph-rsid="00432e19"/>
    </style:style>
    <style:style style:name="P71" style:family="paragraph" style:parent-style-name="Table_20_Contents">
      <style:text-properties officeooo:rsid="00057e4d" officeooo:paragraph-rsid="004c4924"/>
    </style:style>
    <style:style style:name="P72" style:family="paragraph" style:parent-style-name="Table_20_Contents">
      <style:text-properties officeooo:rsid="00057e4d" officeooo:paragraph-rsid="0050d4af"/>
    </style:style>
    <style:style style:name="P73" style:family="paragraph" style:parent-style-name="Table_20_Contents">
      <style:text-properties officeooo:rsid="00057e4d" officeooo:paragraph-rsid="005ddf32"/>
    </style:style>
    <style:style style:name="P74" style:family="paragraph" style:parent-style-name="Table_20_Contents">
      <style:text-properties officeooo:rsid="00057e4d" officeooo:paragraph-rsid="006f5ad2"/>
    </style:style>
    <style:style style:name="P75" style:family="paragraph" style:parent-style-name="Table_20_Contents">
      <style:text-properties officeooo:rsid="00057e4d" officeooo:paragraph-rsid="008a28db"/>
    </style:style>
    <style:style style:name="P76" style:family="paragraph" style:parent-style-name="Table_20_Contents">
      <style:text-properties officeooo:rsid="00057e4d" officeooo:paragraph-rsid="0092a4b7"/>
    </style:style>
    <style:style style:name="P77" style:family="paragraph" style:parent-style-name="Table_20_Contents">
      <style:text-properties officeooo:rsid="00057e4d" officeooo:paragraph-rsid="00a9bc52"/>
    </style:style>
    <style:style style:name="P78" style:family="paragraph" style:parent-style-name="Table_20_Contents">
      <style:text-properties officeooo:rsid="0006b12b" officeooo:paragraph-rsid="000d38c9"/>
    </style:style>
    <style:style style:name="P79" style:family="paragraph" style:parent-style-name="Table_20_Contents">
      <style:text-properties officeooo:rsid="0006b12b" officeooo:paragraph-rsid="002a39df"/>
    </style:style>
    <style:style style:name="P80" style:family="paragraph" style:parent-style-name="Table_20_Contents">
      <style:text-properties officeooo:rsid="0006b12b" officeooo:paragraph-rsid="002bbeef"/>
    </style:style>
    <style:style style:name="P81" style:family="paragraph" style:parent-style-name="Table_20_Contents">
      <style:text-properties officeooo:rsid="0006b12b" officeooo:paragraph-rsid="003b9fa7"/>
    </style:style>
    <style:style style:name="P82" style:family="paragraph" style:parent-style-name="Table_20_Contents">
      <style:text-properties officeooo:rsid="0006b12b" officeooo:paragraph-rsid="004c4924"/>
    </style:style>
    <style:style style:name="P83" style:family="paragraph" style:parent-style-name="Table_20_Contents">
      <style:text-properties officeooo:rsid="0006b12b" officeooo:paragraph-rsid="0072a6ba"/>
    </style:style>
    <style:style style:name="P84" style:family="paragraph" style:parent-style-name="Table_20_Contents">
      <style:text-properties officeooo:rsid="000a65c6" officeooo:paragraph-rsid="000d38c9"/>
    </style:style>
    <style:style style:name="P85" style:family="paragraph" style:parent-style-name="Table_20_Contents">
      <style:text-properties officeooo:rsid="000a65c6" officeooo:paragraph-rsid="004c4924"/>
    </style:style>
    <style:style style:name="P86" style:family="paragraph" style:parent-style-name="Table_20_Contents">
      <style:text-properties officeooo:rsid="000b0dd3" officeooo:paragraph-rsid="000d38c9"/>
    </style:style>
    <style:style style:name="P87" style:family="paragraph" style:parent-style-name="Table_20_Contents">
      <style:text-properties officeooo:rsid="000b0dd3" officeooo:paragraph-rsid="004c4924"/>
    </style:style>
    <style:style style:name="P88" style:family="paragraph" style:parent-style-name="Table_20_Contents">
      <style:text-properties officeooo:rsid="0015573a" officeooo:paragraph-rsid="0015573a"/>
    </style:style>
    <style:style style:name="P89" style:family="paragraph" style:parent-style-name="Table_20_Contents">
      <style:text-properties officeooo:rsid="0015573a" officeooo:paragraph-rsid="004c4924"/>
    </style:style>
    <style:style style:name="P90" style:family="paragraph" style:parent-style-name="Table_20_Contents">
      <style:text-properties officeooo:rsid="00161212" officeooo:paragraph-rsid="00161212"/>
    </style:style>
    <style:style style:name="P91" style:family="paragraph" style:parent-style-name="Table_20_Contents">
      <style:text-properties officeooo:rsid="00161212" officeooo:paragraph-rsid="003490bb"/>
    </style:style>
    <style:style style:name="P92" style:family="paragraph" style:parent-style-name="Table_20_Contents">
      <style:text-properties officeooo:rsid="00161212" officeooo:paragraph-rsid="004c4924"/>
    </style:style>
    <style:style style:name="P93" style:family="paragraph" style:parent-style-name="Table_20_Contents">
      <style:text-properties officeooo:rsid="00161212" officeooo:paragraph-rsid="008853c8"/>
    </style:style>
    <style:style style:name="P94" style:family="paragraph" style:parent-style-name="Table_20_Contents">
      <style:text-properties officeooo:rsid="001d8f66" officeooo:paragraph-rsid="001d8f66"/>
    </style:style>
    <style:style style:name="P95" style:family="paragraph" style:parent-style-name="Table_20_Contents">
      <style:text-properties officeooo:rsid="001d8f66" officeooo:paragraph-rsid="004c4924"/>
    </style:style>
    <style:style style:name="P96" style:family="paragraph" style:parent-style-name="Table_20_Contents">
      <style:text-properties officeooo:rsid="0021a905" officeooo:paragraph-rsid="0021a905"/>
    </style:style>
    <style:style style:name="P97" style:family="paragraph" style:parent-style-name="Table_20_Contents">
      <style:text-properties officeooo:rsid="0021a905" officeooo:paragraph-rsid="0023113d"/>
    </style:style>
    <style:style style:name="P98" style:family="paragraph" style:parent-style-name="Table_20_Contents">
      <style:text-properties officeooo:rsid="0021a905" officeooo:paragraph-rsid="004c4924"/>
    </style:style>
    <style:style style:name="P99" style:family="paragraph" style:parent-style-name="Table_20_Contents">
      <style:text-properties officeooo:rsid="00057e4d" officeooo:paragraph-rsid="000d38c9" fo:background-color="#fff200"/>
    </style:style>
    <style:style style:name="P100" style:family="paragraph" style:parent-style-name="Table_20_Contents">
      <style:text-properties officeooo:rsid="00057e4d" officeooo:paragraph-rsid="004c4924" fo:background-color="#fff200"/>
    </style:style>
    <style:style style:name="P101" style:family="paragraph" style:parent-style-name="Table_20_Contents">
      <style:text-properties officeooo:rsid="00320d41" officeooo:paragraph-rsid="00320d41"/>
    </style:style>
    <style:style style:name="P102" style:family="paragraph" style:parent-style-name="Table_20_Contents">
      <style:text-properties officeooo:rsid="00320d41" officeooo:paragraph-rsid="004c4924"/>
    </style:style>
    <style:style style:name="P103" style:family="paragraph" style:parent-style-name="Table_20_Contents">
      <style:text-properties officeooo:rsid="00355210" officeooo:paragraph-rsid="00355210"/>
    </style:style>
    <style:style style:name="P104" style:family="paragraph" style:parent-style-name="Table_20_Contents">
      <style:text-properties officeooo:rsid="00355210" officeooo:paragraph-rsid="004c4924"/>
    </style:style>
    <style:style style:name="P105" style:family="paragraph" style:parent-style-name="Table_20_Contents">
      <style:text-properties officeooo:rsid="0040d902" officeooo:paragraph-rsid="0040d902"/>
    </style:style>
    <style:style style:name="P106" style:family="paragraph" style:parent-style-name="Table_20_Contents">
      <style:text-properties officeooo:rsid="0040d902" officeooo:paragraph-rsid="004c4924"/>
    </style:style>
    <style:style style:name="P107" style:family="paragraph" style:parent-style-name="Table_20_Contents">
      <style:text-properties officeooo:rsid="00427b58" officeooo:paragraph-rsid="00427b58"/>
    </style:style>
    <style:style style:name="P108" style:family="paragraph" style:parent-style-name="Table_20_Contents">
      <style:text-properties officeooo:rsid="00427b58" officeooo:paragraph-rsid="004c4924"/>
    </style:style>
    <style:style style:name="P109" style:family="paragraph" style:parent-style-name="Table_20_Contents">
      <style:text-properties officeooo:rsid="00506821" officeooo:paragraph-rsid="00506821"/>
    </style:style>
    <style:style style:name="P110" style:family="paragraph" style:parent-style-name="Table_20_Contents">
      <style:text-properties officeooo:rsid="0055f64a" officeooo:paragraph-rsid="0055f64a"/>
    </style:style>
    <style:style style:name="P111" style:family="paragraph" style:parent-style-name="Table_20_Contents">
      <style:text-properties officeooo:rsid="00575434" officeooo:paragraph-rsid="00575434"/>
    </style:style>
    <style:style style:name="P112" style:family="paragraph" style:parent-style-name="Table_20_Contents">
      <style:text-properties officeooo:rsid="008d6e85" officeooo:paragraph-rsid="008d6e85"/>
    </style:style>
    <style:style style:name="P113" style:family="paragraph" style:parent-style-name="Table_20_Contents">
      <style:text-properties officeooo:rsid="008ecc55" officeooo:paragraph-rsid="008ecc55"/>
    </style:style>
    <style:style style:name="P114" style:family="paragraph" style:parent-style-name="Table_20_Contents">
      <style:text-properties officeooo:rsid="00057e4d" officeooo:paragraph-rsid="004c4924" fo:background-color="#ffff00"/>
    </style:style>
    <style:style style:name="P115" style:family="paragraph" style:parent-style-name="Table_20_Contents">
      <style:text-properties officeooo:rsid="0099484f" officeooo:paragraph-rsid="0099484f"/>
    </style:style>
    <style:style style:name="P116" style:family="paragraph" style:parent-style-name="Table_20_Contents">
      <style:text-properties officeooo:rsid="00a10bc2" officeooo:paragraph-rsid="00a10bc2"/>
    </style:style>
    <style:style style:name="P117" style:family="paragraph" style:parent-style-name="Table_20_Contents">
      <style:text-properties officeooo:rsid="00057e4d" officeooo:paragraph-rsid="004c4924" fo:background-color="#66ff66"/>
    </style:style>
    <style:style style:name="P118" style:family="paragraph" style:parent-style-name="Table_20_Contents">
      <style:text-properties officeooo:rsid="000519ae" officeooo:paragraph-rsid="004c4924" fo:background-color="#66ff66"/>
    </style:style>
    <style:style style:name="P119" style:family="paragraph" style:parent-style-name="Table_20_Contents">
      <style:text-properties officeooo:rsid="00033bfb" officeooo:paragraph-rsid="004c4924" fo:background-color="#66ff66"/>
    </style:style>
    <style:style style:name="P120" style:family="paragraph" style:parent-style-name="Table_20_Contents">
      <style:text-properties fo:font-size="7pt" style:font-size-asian="7pt" style:font-size-complex="7pt"/>
    </style:style>
    <style:style style:name="P121" style:family="paragraph" style:parent-style-name="Table_20_Contents">
      <style:paragraph-properties fo:text-align="center" style:justify-single-word="false"/>
      <style:text-properties fo:font-size="7pt" officeooo:rsid="00bd2955" officeooo:paragraph-rsid="00bd2955" style:font-size-asian="7pt" style:font-size-complex="7pt"/>
    </style:style>
    <style:style style:name="P122" style:family="paragraph" style:parent-style-name="Standard">
      <style:text-properties style:text-underline-style="none" fo:font-weight="normal" officeooo:rsid="00cdb8eb" officeooo:paragraph-rsid="00cdb8eb" style:font-weight-asian="normal" style:font-weight-complex="normal"/>
    </style:style>
    <style:style style:name="P123" style:family="paragraph" style:parent-style-name="Standard">
      <style:text-properties style:text-underline-style="none" fo:font-weight="normal" officeooo:rsid="00d05c63" officeooo:paragraph-rsid="00d05c63" style:font-weight-asian="normal" style:font-weight-complex="normal"/>
    </style:style>
    <style:style style:name="P124" style:family="paragraph" style:parent-style-name="Standard">
      <style:text-properties style:text-underline-style="none" fo:font-weight="normal" officeooo:rsid="00d1ec59" officeooo:paragraph-rsid="00d1ec59" style:font-weight-asian="normal" style:font-weight-complex="normal"/>
    </style:style>
    <style:style style:name="P125" style:family="paragraph" style:parent-style-name="Standard">
      <style:text-properties style:text-underline-style="none" fo:font-weight="normal" officeooo:rsid="00d1ec59" officeooo:paragraph-rsid="00d572d8" style:font-weight-asian="normal" style:font-weight-complex="normal"/>
    </style:style>
    <style:style style:name="P126" style:family="paragraph" style:parent-style-name="Standard">
      <style:text-properties style:text-underline-style="none" fo:font-weight="bold" officeooo:rsid="00ccb498" officeooo:paragraph-rsid="00ccb498" style:font-weight-asian="bold" style:font-weight-complex="bold"/>
    </style:style>
    <style:style style:name="P127" style:family="paragraph" style:parent-style-name="Standard">
      <style:paragraph-properties fo:break-before="page"/>
      <style:text-properties style:text-underline-style="none" fo:font-weight="bold" officeooo:rsid="00ccb498" officeooo:paragraph-rsid="00ccb498" style:font-weight-asian="bold" style:font-weight-complex="bold"/>
    </style:style>
    <style:style style:name="T1" style:family="text">
      <style:text-properties officeooo:rsid="000d4fbc"/>
    </style:style>
    <style:style style:name="T2" style:family="text">
      <style:text-properties officeooo:rsid="0017bcc8"/>
    </style:style>
    <style:style style:name="T3" style:family="text">
      <style:text-properties officeooo:rsid="0018f0b7"/>
    </style:style>
    <style:style style:name="T4" style:family="text">
      <style:text-properties officeooo:rsid="00197115"/>
    </style:style>
    <style:style style:name="T5" style:family="text">
      <style:text-properties officeooo:rsid="001a73e4"/>
    </style:style>
    <style:style style:name="T6" style:family="text">
      <style:text-properties officeooo:rsid="001bd693"/>
    </style:style>
    <style:style style:name="T7" style:family="text">
      <style:text-properties officeooo:rsid="001cbf90"/>
    </style:style>
    <style:style style:name="T8" style:family="text">
      <style:text-properties officeooo:rsid="001d8023"/>
    </style:style>
    <style:style style:name="T9" style:family="text">
      <style:text-properties officeooo:rsid="001ffcae"/>
    </style:style>
    <style:style style:name="T10" style:family="text">
      <style:text-properties officeooo:rsid="0024c973"/>
    </style:style>
    <style:style style:name="T11" style:family="text">
      <style:text-properties officeooo:rsid="0024e6ac"/>
    </style:style>
    <style:style style:name="T12" style:family="text">
      <style:text-properties officeooo:rsid="0025934e"/>
    </style:style>
    <style:style style:name="T13" style:family="text">
      <style:text-properties fo:background-color="#fff200" loext:char-shading-value="0"/>
    </style:style>
    <style:style style:name="T14" style:family="text">
      <style:text-properties officeooo:rsid="0024e6ac" fo:background-color="#fff200" loext:char-shading-value="0"/>
    </style:style>
    <style:style style:name="T15" style:family="text">
      <style:text-properties officeooo:rsid="00355210" fo:background-color="#fff200" loext:char-shading-value="0"/>
    </style:style>
    <style:style style:name="T16" style:family="text">
      <style:text-properties officeooo:rsid="00427b58" fo:background-color="#fff200" loext:char-shading-value="0"/>
    </style:style>
    <style:style style:name="T17" style:family="text">
      <style:text-properties officeooo:rsid="00506821" fo:background-color="#fff200" loext:char-shading-value="0"/>
    </style:style>
    <style:style style:name="T18" style:family="text">
      <style:text-properties officeooo:rsid="00d572d8" fo:background-color="#fff200" loext:char-shading-value="0"/>
    </style:style>
    <style:style style:name="T19" style:family="text">
      <style:text-properties officeooo:rsid="00d572d8" fo:background-color="#fff200" loext:char-shading-value="0"/>
    </style:style>
    <style:style style:name="T20" style:family="text">
      <style:text-properties fo:background-color="#fff200" loext:char-shading-value="0"/>
    </style:style>
    <style:style style:name="T21" style:family="text">
      <style:text-properties officeooo:rsid="0028b37a"/>
    </style:style>
    <style:style style:name="T22" style:family="text">
      <style:text-properties officeooo:rsid="0029713f"/>
    </style:style>
    <style:style style:name="T23" style:family="text">
      <style:text-properties officeooo:rsid="002cd6e3"/>
    </style:style>
    <style:style style:name="T24" style:family="text">
      <style:text-properties officeooo:rsid="002e5e8f"/>
    </style:style>
    <style:style style:name="T25" style:family="text">
      <style:text-properties officeooo:rsid="002ed26f"/>
    </style:style>
    <style:style style:name="T26" style:family="text">
      <style:text-properties officeooo:rsid="002fedc5"/>
    </style:style>
    <style:style style:name="T27" style:family="text">
      <style:text-properties officeooo:rsid="00309ff6"/>
    </style:style>
    <style:style style:name="T28" style:family="text">
      <style:text-properties officeooo:rsid="00320d41"/>
    </style:style>
    <style:style style:name="T29" style:family="text">
      <style:text-properties officeooo:rsid="00355210"/>
    </style:style>
    <style:style style:name="T30" style:family="text">
      <style:text-properties officeooo:rsid="0035e7df"/>
    </style:style>
    <style:style style:name="T31" style:family="text">
      <style:text-properties officeooo:rsid="0036994e"/>
    </style:style>
    <style:style style:name="T32" style:family="text">
      <style:text-properties officeooo:rsid="003a434e"/>
    </style:style>
    <style:style style:name="T33" style:family="text">
      <style:text-properties officeooo:rsid="003b9fa7"/>
    </style:style>
    <style:style style:name="T34" style:family="text">
      <style:text-properties officeooo:rsid="003deaf0"/>
    </style:style>
    <style:style style:name="T35" style:family="text">
      <style:text-properties officeooo:rsid="003eecff"/>
    </style:style>
    <style:style style:name="T36" style:family="text">
      <style:text-properties officeooo:rsid="0040dfb9"/>
    </style:style>
    <style:style style:name="T37" style:family="text">
      <style:text-properties officeooo:rsid="00426ca4"/>
    </style:style>
    <style:style style:name="T38" style:family="text">
      <style:text-properties officeooo:rsid="00427b58"/>
    </style:style>
    <style:style style:name="T39" style:family="text">
      <style:text-properties officeooo:rsid="00432e19"/>
    </style:style>
    <style:style style:name="T40" style:family="text">
      <style:text-properties officeooo:rsid="0044e8d2"/>
    </style:style>
    <style:style style:name="T41" style:family="text">
      <style:text-properties officeooo:rsid="0046dac2"/>
    </style:style>
    <style:style style:name="T42" style:family="text">
      <style:text-properties officeooo:rsid="0048bb7d"/>
    </style:style>
    <style:style style:name="T43" style:family="text">
      <style:text-properties officeooo:rsid="0049bced"/>
    </style:style>
    <style:style style:name="T44" style:family="text">
      <style:text-properties officeooo:rsid="004badb7"/>
    </style:style>
    <style:style style:name="T45" style:family="text">
      <style:text-properties officeooo:rsid="004cc0e5"/>
    </style:style>
    <style:style style:name="T46" style:family="text">
      <style:text-properties officeooo:rsid="004e32e7"/>
    </style:style>
    <style:style style:name="T47" style:family="text">
      <style:text-properties officeooo:rsid="004f7650"/>
    </style:style>
    <style:style style:name="T48" style:family="text">
      <style:text-properties officeooo:rsid="004f9f7e"/>
    </style:style>
    <style:style style:name="T49" style:family="text">
      <style:text-properties officeooo:rsid="00506821"/>
    </style:style>
    <style:style style:name="T50" style:family="text">
      <style:text-properties officeooo:rsid="0050d4af"/>
    </style:style>
    <style:style style:name="T51" style:family="text">
      <style:text-properties officeooo:rsid="005281d2"/>
    </style:style>
    <style:style style:name="T52" style:family="text">
      <style:text-properties officeooo:rsid="00546c46"/>
    </style:style>
    <style:style style:name="T53" style:family="text">
      <style:text-properties officeooo:rsid="0055a6cc"/>
    </style:style>
    <style:style style:name="T54" style:family="text">
      <style:text-properties officeooo:rsid="0055db9a"/>
    </style:style>
    <style:style style:name="T55" style:family="text">
      <style:text-properties officeooo:rsid="0055f64a"/>
    </style:style>
    <style:style style:name="T56" style:family="text">
      <style:text-properties officeooo:rsid="005605ba"/>
    </style:style>
    <style:style style:name="T57" style:family="text">
      <style:text-properties officeooo:rsid="0058b252"/>
    </style:style>
    <style:style style:name="T58" style:family="text">
      <style:text-properties officeooo:rsid="005aa471"/>
    </style:style>
    <style:style style:name="T59" style:family="text">
      <style:text-properties officeooo:rsid="005c2dd5"/>
    </style:style>
    <style:style style:name="T60" style:family="text">
      <style:text-properties officeooo:rsid="005d46c6"/>
    </style:style>
    <style:style style:name="T61" style:family="text">
      <style:text-properties officeooo:rsid="005ddf32"/>
    </style:style>
    <style:style style:name="T62" style:family="text">
      <style:text-properties officeooo:rsid="005ef3a3"/>
    </style:style>
    <style:style style:name="T63" style:family="text">
      <style:text-properties officeooo:rsid="005fdc67"/>
    </style:style>
    <style:style style:name="T64" style:family="text">
      <style:text-properties officeooo:rsid="00613bee"/>
    </style:style>
    <style:style style:name="T65" style:family="text">
      <style:text-properties officeooo:rsid="006486a7"/>
    </style:style>
    <style:style style:name="T66" style:family="text">
      <style:text-properties officeooo:rsid="00649826"/>
    </style:style>
    <style:style style:name="T67" style:family="text">
      <style:text-properties officeooo:rsid="006821ba"/>
    </style:style>
    <style:style style:name="T68" style:family="text">
      <style:text-properties officeooo:rsid="0068f197"/>
    </style:style>
    <style:style style:name="T69" style:family="text">
      <style:text-properties officeooo:rsid="006a737f"/>
    </style:style>
    <style:style style:name="T70" style:family="text">
      <style:text-properties officeooo:rsid="006bf5e5"/>
    </style:style>
    <style:style style:name="T71" style:family="text">
      <style:text-properties officeooo:rsid="006c2d41"/>
    </style:style>
    <style:style style:name="T72" style:family="text">
      <style:text-properties officeooo:rsid="0072a6ba"/>
    </style:style>
    <style:style style:name="T73" style:family="text">
      <style:text-properties officeooo:rsid="0076f1a9"/>
    </style:style>
    <style:style style:name="T74" style:family="text">
      <style:text-properties officeooo:rsid="007c8aae"/>
    </style:style>
    <style:style style:name="T75" style:family="text">
      <style:text-properties officeooo:rsid="007c8af9"/>
    </style:style>
    <style:style style:name="T76" style:family="text">
      <style:text-properties officeooo:rsid="007eaecb"/>
    </style:style>
    <style:style style:name="T77" style:family="text">
      <style:text-properties officeooo:rsid="007f9c48"/>
    </style:style>
    <style:style style:name="T78" style:family="text">
      <style:text-properties officeooo:rsid="0081638d"/>
    </style:style>
    <style:style style:name="T79" style:family="text">
      <style:text-properties officeooo:rsid="00822793"/>
    </style:style>
    <style:style style:name="T80" style:family="text">
      <style:text-properties officeooo:rsid="008364e3"/>
    </style:style>
    <style:style style:name="T81" style:family="text">
      <style:text-properties officeooo:rsid="0085220d"/>
    </style:style>
    <style:style style:name="T82" style:family="text">
      <style:text-properties officeooo:rsid="0086f46f"/>
    </style:style>
    <style:style style:name="T83" style:family="text">
      <style:text-properties officeooo:rsid="000519ae"/>
    </style:style>
    <style:style style:name="T84" style:family="text">
      <style:text-properties officeooo:rsid="008853c8"/>
    </style:style>
    <style:style style:name="T85" style:family="text">
      <style:text-properties officeooo:rsid="008a28db"/>
    </style:style>
    <style:style style:name="T86" style:family="text">
      <style:text-properties officeooo:rsid="008a983d"/>
    </style:style>
    <style:style style:name="T87" style:family="text">
      <style:text-properties officeooo:rsid="008adadd"/>
    </style:style>
    <style:style style:name="T88" style:family="text">
      <style:text-properties officeooo:rsid="008adadd" fo:background-color="#66ff00" loext:char-shading-value="0"/>
    </style:style>
    <style:style style:name="T89" style:family="text">
      <style:text-properties officeooo:rsid="008c8d66"/>
    </style:style>
    <style:style style:name="T90" style:family="text">
      <style:text-properties officeooo:rsid="008d6e85"/>
    </style:style>
    <style:style style:name="T91" style:family="text">
      <style:text-properties officeooo:rsid="00908680"/>
    </style:style>
    <style:style style:name="T92" style:family="text">
      <style:text-properties officeooo:rsid="0090a79b"/>
    </style:style>
    <style:style style:name="T93" style:family="text">
      <style:text-properties officeooo:rsid="00917c95"/>
    </style:style>
    <style:style style:name="T94" style:family="text">
      <style:text-properties officeooo:rsid="0092a4b7"/>
    </style:style>
    <style:style style:name="T95" style:family="text">
      <style:text-properties officeooo:rsid="00908680" fo:background-color="#ffff00" loext:char-shading-value="0"/>
    </style:style>
    <style:style style:name="T96" style:family="text">
      <style:text-properties officeooo:rsid="00938fbd"/>
    </style:style>
    <style:style style:name="T97" style:family="text">
      <style:text-properties officeooo:rsid="00941390"/>
    </style:style>
    <style:style style:name="T98" style:family="text">
      <style:text-properties officeooo:rsid="00959e86"/>
    </style:style>
    <style:style style:name="T99" style:family="text">
      <style:text-properties officeooo:rsid="0099484f"/>
    </style:style>
    <style:style style:name="T100" style:family="text">
      <style:text-properties officeooo:rsid="009b2778"/>
    </style:style>
    <style:style style:name="T101" style:family="text">
      <style:text-properties officeooo:rsid="009c3761"/>
    </style:style>
    <style:style style:name="T102" style:family="text">
      <style:text-properties officeooo:rsid="009e251c"/>
    </style:style>
    <style:style style:name="T103" style:family="text">
      <style:text-properties officeooo:rsid="009f52ab"/>
    </style:style>
    <style:style style:name="T104" style:family="text">
      <style:text-properties officeooo:rsid="00a2dd5a"/>
    </style:style>
    <style:style style:name="T105" style:family="text">
      <style:text-properties officeooo:rsid="00a46121"/>
    </style:style>
    <style:style style:name="T106" style:family="text">
      <style:text-properties officeooo:rsid="00a6268e"/>
    </style:style>
    <style:style style:name="T107" style:family="text">
      <style:text-properties officeooo:rsid="00a79ac2"/>
    </style:style>
    <style:style style:name="T108" style:family="text">
      <style:text-properties officeooo:rsid="00a9bc52"/>
    </style:style>
    <style:style style:name="T109" style:family="text">
      <style:text-properties officeooo:rsid="00aba174"/>
    </style:style>
    <style:style style:name="T110" style:family="text">
      <style:text-properties officeooo:rsid="00ad8b08"/>
    </style:style>
    <style:style style:name="T111" style:family="text">
      <style:text-properties fo:background-color="#66ff66" loext:char-shading-value="0"/>
    </style:style>
    <style:style style:name="T112" style:family="text">
      <style:text-properties officeooo:rsid="00a46121" fo:background-color="#66ff66" loext:char-shading-value="0"/>
    </style:style>
    <style:style style:name="T113" style:family="text">
      <style:text-properties officeooo:rsid="00b07d59" fo:background-color="#66ff66" loext:char-shading-value="0"/>
    </style:style>
    <style:style style:name="T114" style:family="text">
      <style:text-properties officeooo:rsid="0097e46e" fo:background-color="#66ff66" loext:char-shading-value="0"/>
    </style:style>
    <style:style style:name="T115" style:family="text">
      <style:text-properties officeooo:rsid="00b5f760"/>
    </style:style>
    <style:style style:name="T116" style:family="text">
      <style:text-properties officeooo:rsid="00b70098"/>
    </style:style>
    <style:style style:name="T117" style:family="text">
      <style:text-properties officeooo:rsid="00c2b8b5"/>
    </style:style>
    <style:style style:name="T118" style:family="text">
      <style:text-properties officeooo:rsid="00c697bb"/>
    </style:style>
    <style:style style:name="T119" style:family="text">
      <style:text-properties officeooo:rsid="00c80343"/>
    </style:style>
    <style:style style:name="T120" style:family="text">
      <style:text-properties officeooo:rsid="00c8ec93"/>
    </style:style>
    <style:style style:name="T121" style:family="text">
      <style:text-properties officeooo:rsid="00cad5ac"/>
    </style:style>
    <style:style style:name="T122" style:family="text">
      <style:text-properties officeooo:rsid="00d35268"/>
    </style:style>
    <style:style style:name="T123" style:family="text">
      <style:text-properties officeooo:rsid="00d3cca0"/>
    </style:style>
    <style:style style:name="T124" style:family="text">
      <style:text-properties officeooo:rsid="00d572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cessing of instruction: <text:span text:style-name="T1">TEMPLATE</text:span> </text:p>
      <text:p text:style-name="P1"/>
      <text:p text:style-name="P3">Pipeline Signals:</text:p>
      <text:p text:style-name="P15"/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84">CLOCK</text:p>
          </table:table-cell>
          <table:table-cell table:style-name="Table1.A1" office:value-type="string">
            <text:p text:style-name="P84">1</text:p>
          </table:table-cell>
          <table:table-cell table:style-name="Table1.A1" office:value-type="string">
            <text:p text:style-name="P84">2</text:p>
          </table:table-cell>
          <table:table-cell table:style-name="Table1.A1" office:value-type="string">
            <text:p text:style-name="P84">3</text:p>
          </table:table-cell>
          <table:table-cell table:style-name="Table1.A1" office:value-type="string">
            <text:p text:style-name="P84">4</text:p>
          </table:table-cell>
          <table:table-cell table:style-name="Table1.F1" office:value-type="string">
            <text:p text:style-name="P84">5</text:p>
          </table:table-cell>
        </table:table-row>
        <table:table-row table:style-name="Table1.1">
          <table:table-cell table:style-name="Table1.A2" office:value-type="string">
            <text:p text:style-name="P50">FETCH</text:p>
          </table:table-cell>
          <table:table-cell table:style-name="Table1.A2" office:value-type="string">
            <text:p text:style-name="P50">Inst: <text:span text:style-name="T2">addq %rax, %rbx</text:span></text:p>
            <text:p text:style-name="P50"/>
            <text:p text:style-name="P50">F_predPC = <text:span text:style-name="T3">0</text:span></text:p>
            <text:p text:style-name="P50">f_pc = <text:span text:style-name="T4">0</text:span></text:p>
            <text:p text:style-name="P50">f_stat = <text:span text:style-name="T5">SAOK</text:span></text:p>
            <text:p text:style-name="P50">f_icode = <text:span text:style-name="T5">0x6</text:span></text:p>
            <text:p text:style-name="P50">f_ifun = <text:span text:style-name="T5">0x0</text:span></text:p>
            <text:p text:style-name="P50">f_rA = <text:span text:style-name="T5">0x0</text:span></text:p>
            <text:p text:style-name="P50">f_rB = <text:span text:style-name="T5">0x3</text:span></text:p>
            <text:p text:style-name="P50">f_valC = <text:span text:style-name="T6">0xNULL</text:span></text:p>
            <text:p text:style-name="P50">f_valP = <text:span text:style-name="T6">0x2</text:span></text:p>
            <text:p text:style-name="P88">f_predPC = <text:span text:style-name="T6">0x2</text:span></text:p>
          </table:table-cell>
          <table:table-cell table:style-name="Table1.A2" office:value-type="string">
            <text:p text:style-name="P50">Inst: <text:span text:style-name="T23">rrmvq %rax, %rbx</text:span></text:p>
            <text:p text:style-name="P50"/>
            <text:p text:style-name="P50">F_predPC = <text:span text:style-name="T23">0</text:span></text:p>
            <text:p text:style-name="P50">f_pc = <text:span text:style-name="T23">0</text:span></text:p>
            <text:p text:style-name="P50">f_stat = <text:span text:style-name="T23">SAOK</text:span></text:p>
            <text:p text:style-name="P50">f_icode = <text:span text:style-name="T23">0x2</text:span></text:p>
            <text:p text:style-name="P50">f_ifun = <text:span text:style-name="T23">0x0</text:span></text:p>
            <text:p text:style-name="P50">f_rA = <text:span text:style-name="T23">0x0</text:span></text:p>
            <text:p text:style-name="P50">f_rB = <text:span text:style-name="T23">0x3</text:span></text:p>
            <text:p text:style-name="P50">f_valC = <text:span text:style-name="T23">0x</text:span>NULL</text:p>
            <text:p text:style-name="P50">f_valP = <text:span text:style-name="T24">0x2</text:span></text:p>
            <text:p text:style-name="P88">f_predPC = <text:span text:style-name="T24">0x2</text:span></text:p>
          </table:table-cell>
          <table:table-cell table:style-name="Table1.A2" office:value-type="string">
            <text:p text:style-name="P50">Inst: <text:span text:style-name="T34">irmovq 101, %rax</text:span></text:p>
            <text:p text:style-name="P50"/>
            <text:p text:style-name="P50">F_predPC = <text:span text:style-name="T34">0</text:span></text:p>
            <text:p text:style-name="P50">f_pc = <text:span text:style-name="T34">0</text:span></text:p>
            <text:p text:style-name="P50">f_stat = <text:span text:style-name="T34">SAOK</text:span></text:p>
            <text:p text:style-name="P50">f_icode = <text:span text:style-name="T34">0x3</text:span></text:p>
            <text:p text:style-name="P50">f_ifun = <text:span text:style-name="T34">0x0</text:span></text:p>
            <text:p text:style-name="P50">f_rA = <text:span text:style-name="T34">0xF</text:span></text:p>
            <text:p text:style-name="P50">f_rB = <text:span text:style-name="T34">0x0</text:span></text:p>
            <text:p text:style-name="P50">f_valC = <text:span text:style-name="T34">101</text:span></text:p>
            <text:p text:style-name="P50">f_valP = <text:span text:style-name="T34">0x9</text:span></text:p>
            <text:p text:style-name="P88">f_predPC = <text:span text:style-name="T34">0x9</text:span></text:p>
          </table:table-cell>
          <table:table-cell table:style-name="Table1.A2" office:value-type="string">
            <text:p text:style-name="P50">Inst: <text:span text:style-name="T45">rmmovq %rax, 10(%rbx)</text:span></text:p>
            <text:p text:style-name="P50">F_predPC = <text:span text:style-name="T46">0</text:span></text:p>
            <text:p text:style-name="P50">f_pc = <text:span text:style-name="T46">0</text:span></text:p>
            <text:p text:style-name="P50">f_stat = <text:span text:style-name="T46">SAOK</text:span></text:p>
            <text:p text:style-name="P50">f_icode = <text:span text:style-name="T47">0x4</text:span></text:p>
            <text:p text:style-name="P50">f_ifun = <text:span text:style-name="T47">0x0</text:span></text:p>
            <text:p text:style-name="P50">f_rA = <text:span text:style-name="T47">0x0</text:span></text:p>
            <text:p text:style-name="P50">f_rB = <text:span text:style-name="T47">0x3</text:span></text:p>
            <text:p text:style-name="P50">f_valC = <text:span text:style-name="T47">10</text:span></text:p>
            <text:p text:style-name="P50">f_valP = <text:span text:style-name="T47">0x9</text:span></text:p>
            <text:p text:style-name="P88">f_predPC = <text:span text:style-name="T47">0x9</text:span></text:p>
          </table:table-cell>
          <table:table-cell table:style-name="Table1.F2" office:value-type="string">
            <text:p text:style-name="P50">Inst: <text:span text:style-name="T53">mrmovq 10(%rbx), %rax</text:span></text:p>
            <text:p text:style-name="P50">F_predPC = <text:span text:style-name="T54">0</text:span></text:p>
            <text:p text:style-name="P50">f_pc = <text:span text:style-name="T54">0</text:span></text:p>
            <text:p text:style-name="P50">f_stat = <text:span text:style-name="T54">SAOK</text:span></text:p>
            <text:p text:style-name="P50">f_icode = <text:span text:style-name="T54">0x5</text:span></text:p>
            <text:p text:style-name="P50">f_ifun = <text:span text:style-name="T54">0x0</text:span></text:p>
            <text:p text:style-name="P50">f_rA = <text:span text:style-name="T54">0x0</text:span></text:p>
            <text:p text:style-name="P50">f_rB = <text:span text:style-name="T54">0x3</text:span></text:p>
            <text:p text:style-name="P50">f_valC = <text:span text:style-name="T54">10</text:span></text:p>
            <text:p text:style-name="P50">f_valP = <text:span text:style-name="T54">0x9</text:span></text:p>
            <text:p text:style-name="P88">f_predPC = <text:span text:style-name="T54">0x9</text:span></text:p>
          </table:table-cell>
        </table:table-row>
        <table:table-row table:style-name="Table1.1">
          <table:table-cell table:style-name="Table1.A2" office:value-type="string">
            <text:p text:style-name="P50">DECODE</text:p>
          </table:table-cell>
          <table:table-cell table:style-name="Table1.A2" office:value-type="string">
            <text:p text:style-name="P86">Inst:</text:p>
            <text:p text:style-name="P51">D_stat = <text:span text:style-name="T5">SAOK</text:span></text:p>
            <text:p text:style-name="P51">D_icode = <text:span text:style-name="T5">0x6</text:span></text:p>
            <text:p text:style-name="P51">D_ifun = <text:span text:style-name="T5">0x0</text:span></text:p>
            <text:p text:style-name="P56">D_rA = <text:span text:style-name="T5">0x0</text:span></text:p>
            <text:p text:style-name="P56">D_rB = <text:span text:style-name="T5">0x3</text:span></text:p>
            <text:p text:style-name="P51">D_valC = <text:span text:style-name="T6">0xNULL</text:span></text:p>
            <text:p text:style-name="P56">D_valP = <text:span text:style-name="T6">0x2</text:span></text:p>
            <text:p text:style-name="P56">d_rvalA = <text:span text:style-name="T5">0xFF</text:span></text:p>
            <text:p text:style-name="P56">d_rvalB = <text:span text:style-name="T5">0xEE</text:span></text:p>
            <text:p text:style-name="P56">d_dstE = <text:span text:style-name="T5">0x3</text:span></text:p>
            <text:p text:style-name="P55">d_dstM = <text:span text:style-name="T7">RNONE</text:span></text:p>
            <text:p text:style-name="P55">d_srcA = <text:span text:style-name="T8">0x0</text:span></text:p>
            <text:p text:style-name="P55">d_srcB = <text:span text:style-name="T8">0x3</text:span></text:p>
            <text:p text:style-name="P94">d_valA = <text:span text:style-name="T9">0xFF</text:span></text:p>
            <text:p text:style-name="P94">d_valB = <text:span text:style-name="T9">0xEE</text:span></text:p>
          </table:table-cell>
          <table:table-cell table:style-name="Table1.A2" office:value-type="string">
            <text:p text:style-name="P86">Inst:</text:p>
            <text:p text:style-name="P52">D_stat = <text:span text:style-name="T23">SAOK</text:span></text:p>
            <text:p text:style-name="P50">D_icode = <text:span text:style-name="T25">0x2</text:span></text:p>
            <text:p text:style-name="P50">D_ifun = <text:span text:style-name="T25">0x0</text:span></text:p>
            <text:p text:style-name="P55">D_rA = <text:span text:style-name="T25">0x0</text:span></text:p>
            <text:p text:style-name="P55">D_rB = <text:span text:style-name="T25">0x3</text:span></text:p>
            <text:p text:style-name="P50">D_valC = <text:span text:style-name="T26">0x</text:span>NULL</text:p>
            <text:p text:style-name="P55">D_valP = <text:span text:style-name="T26">0x2</text:span></text:p>
            <text:p text:style-name="P55">d_rvalA = <text:span text:style-name="T26">0xFF</text:span></text:p>
            <text:p text:style-name="P55">d_rvalB = <text:span text:style-name="T27">0xNULL</text:span></text:p>
            <text:p text:style-name="P55">d_dstE = <text:span text:style-name="T26">0x3</text:span></text:p>
            <text:p text:style-name="P55">d_dstM = <text:span text:style-name="T26">RNONE</text:span></text:p>
            <text:p text:style-name="P55">d_srcA = <text:span text:style-name="T26">0x0</text:span></text:p>
            <text:p text:style-name="P55">d_srcB = <text:span text:style-name="T26">RNONE</text:span></text:p>
            <text:p text:style-name="P101">d_valA = 0xFF</text:p>
            <text:p text:style-name="P101">d_valB = 0xNULL</text:p>
          </table:table-cell>
          <table:table-cell table:style-name="Table1.A2" office:value-type="string">
            <text:p text:style-name="P86">Inst:</text:p>
            <text:p text:style-name="P53">D_stat = <text:span text:style-name="T34">SAOK</text:span></text:p>
            <text:p text:style-name="P50">D_icode = <text:span text:style-name="T34">0x3</text:span></text:p>
            <text:p text:style-name="P50">D_ifun = <text:span text:style-name="T34">0x0</text:span></text:p>
            <text:p text:style-name="P55">D_rA = <text:span text:style-name="T34">0xF</text:span></text:p>
            <text:p text:style-name="P55">D_rB = <text:span text:style-name="T34">0x0</text:span></text:p>
            <text:p text:style-name="P50">D_valC = <text:span text:style-name="T34">101</text:span></text:p>
            <text:p text:style-name="P55">D_valP = <text:span text:style-name="T34">0x9</text:span></text:p>
            <text:p text:style-name="P55">d_rvalA = <text:span text:style-name="T35">0xNULL</text:span></text:p>
            <text:p text:style-name="P60">d_rvalB = <text:span text:style-name="T35">0xNULL</text:span></text:p>
            <text:p text:style-name="P55">d_dstE = <text:span text:style-name="T35">0x0</text:span></text:p>
            <text:p text:style-name="P55">d_dstM = <text:span text:style-name="T35">RNONE</text:span></text:p>
            <text:p text:style-name="P55">d_srcA = <text:span text:style-name="T35">RNONE</text:span></text:p>
            <text:p text:style-name="P55">d_srcB = <text:span text:style-name="T35">RNONE</text:span></text:p>
            <text:p text:style-name="P105">d_valA = <text:span text:style-name="T36">0xNULL</text:span></text:p>
            <text:p text:style-name="P105">d_valB = <text:span text:style-name="T36">0xNULL</text:span></text:p>
          </table:table-cell>
          <table:table-cell table:style-name="Table1.A2" office:value-type="string">
            <text:p text:style-name="P86">Inst:</text:p>
            <text:p text:style-name="P50">D_stat = <text:span text:style-name="T48">SAOK</text:span></text:p>
            <text:p text:style-name="P50">D_icode = <text:span text:style-name="T49">0x4</text:span></text:p>
            <text:p text:style-name="P50">D_ifun = <text:span text:style-name="T49">0x0</text:span></text:p>
            <text:p text:style-name="P55">D_rA = <text:span text:style-name="T49">0x0</text:span></text:p>
            <text:p text:style-name="P55">D_rB = <text:span text:style-name="T49">0x3</text:span></text:p>
            <text:p text:style-name="P50">D_valC = <text:span text:style-name="T49">10</text:span></text:p>
            <text:p text:style-name="P55">D_valP = <text:span text:style-name="T49">0x9</text:span></text:p>
            <text:p text:style-name="P55">d_rvalA = <text:span text:style-name="T49">0xFF</text:span></text:p>
            <text:p text:style-name="P55">d_rvalB = <text:span text:style-name="T49">0xEE</text:span></text:p>
            <text:p text:style-name="P55">d_dstE = <text:span text:style-name="T49">RNONE</text:span></text:p>
            <text:p text:style-name="P55">d_dstM = <text:span text:style-name="T49">RNONE</text:span></text:p>
            <text:p text:style-name="P55">d_srcA = <text:span text:style-name="T49">0x0</text:span></text:p>
            <text:p text:style-name="P55">d_srcB = <text:span text:style-name="T49">0x3</text:span></text:p>
            <text:p text:style-name="P109">d_valA = 0xFF</text:p>
            <text:p text:style-name="P109">d_valB = 0xEE</text:p>
          </table:table-cell>
          <table:table-cell table:style-name="Table1.F2" office:value-type="string">
            <text:p text:style-name="P86">Inst:</text:p>
            <text:p text:style-name="P50">D_stat = <text:span text:style-name="T55">SAOK</text:span></text:p>
            <text:p text:style-name="P50">D_icode = <text:span text:style-name="T55">0x5</text:span></text:p>
            <text:p text:style-name="P50">D_ifun = <text:span text:style-name="T55">0x0</text:span></text:p>
            <text:p text:style-name="P55">D_rA = <text:span text:style-name="T55">0x0</text:span></text:p>
            <text:p text:style-name="P55">D_rB = <text:span text:style-name="T55">0x3</text:span></text:p>
            <text:p text:style-name="P50">D_valC = <text:span text:style-name="T55">10</text:span></text:p>
            <text:p text:style-name="P55">D_valP = <text:span text:style-name="T55">0x9</text:span></text:p>
            <text:p text:style-name="P55">d_rvalA = <text:span text:style-name="T55">0x</text:span>NULL</text:p>
            <text:p text:style-name="P55">d_rvalB = <text:span text:style-name="T55">0xEE</text:span></text:p>
            <text:p text:style-name="P55">d_dstE = <text:span text:style-name="T55">NONE</text:span></text:p>
            <text:p text:style-name="P55">d_dstM = <text:span text:style-name="T55">0x0</text:span></text:p>
            <text:p text:style-name="P55">d_srcA = <text:span text:style-name="T55">RNONE</text:span></text:p>
            <text:p text:style-name="P55">d_srcB = <text:span text:style-name="T55">0x3</text:span></text:p>
            <text:p text:style-name="P110">d_valA = <text:span text:style-name="T56">0xNULL</text:span></text:p>
            <text:p text:style-name="P110">d_valB = <text:span text:style-name="T56">0xEE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50">EXECUTE</text:p>
          </table:table-cell>
          <table:table-cell table:style-name="Table1.A2" office:value-type="string">
            <text:p text:style-name="P86">Inst:</text:p>
            <text:p text:style-name="P57">E_stat = <text:span text:style-name="T5">SAOK</text:span></text:p>
            <text:p text:style-name="P57">E_icode = <text:span text:style-name="T5">0x6</text:span></text:p>
            <text:p text:style-name="P57">E_ifun = <text:span text:style-name="T5">0x0</text:span></text:p>
            <text:p text:style-name="P57">E_valC = <text:span text:style-name="T6">0xNULL</text:span></text:p>
            <text:p text:style-name="P57">E_valA = <text:span text:style-name="T9">0xFF</text:span></text:p>
            <text:p text:style-name="P57">E_valB = <text:span text:style-name="T9">0xEE</text:span></text:p>
            <text:p text:style-name="P57">E_dstE = <text:span text:style-name="T5">0x3</text:span></text:p>
            <text:p text:style-name="P57">E_dstM = <text:span text:style-name="T7">RNONE</text:span></text:p>
            <text:p text:style-name="P90">E_srcA = <text:span text:style-name="T9">0x0</text:span></text:p>
            <text:p text:style-name="P90">E_srcB = <text:span text:style-name="T9">0x3</text:span></text:p>
            <text:p text:style-name="P99">e_Cnd = <text:span text:style-name="T11">0x0</text:span></text:p>
            <text:p text:style-name="P64">e_valE = <text:span text:style-name="T12">0x1ED</text:span></text:p>
            <text:p text:style-name="P64">e_dstE = <text:span text:style-name="T11">0x3</text:span></text:p>
            <text:p text:style-name="P96">e_SetCC = 0x1</text:p>
            <text:p text:style-name="P97">e_ALUA = <text:span text:style-name="T9">0xFF</text:span></text:p>
            <text:p text:style-name="P97">e_ALUB = <text:span text:style-name="T9">0xEE</text:span></text:p>
            <text:p text:style-name="P96">e_ALUfun = <text:span text:style-name="T10">0x0</text:span></text:p>
          </table:table-cell>
          <table:table-cell table:style-name="Table1.A2" office:value-type="string">
            <text:p text:style-name="P86">Inst:</text:p>
            <text:p text:style-name="P58">E_stat = <text:span text:style-name="T23">SAOK</text:span></text:p>
            <text:p text:style-name="P58">E_icode = <text:span text:style-name="T25">0x2</text:span></text:p>
            <text:p text:style-name="P58">E_ifun = <text:span text:style-name="T25">0x0</text:span></text:p>
            <text:p text:style-name="P58">E_valC = <text:span text:style-name="T26">0xNULL</text:span></text:p>
            <text:p text:style-name="P58">E_valA = <text:span text:style-name="T28">0xFF</text:span></text:p>
            <text:p text:style-name="P58">E_valB = <text:span text:style-name="T27">0xNULL</text:span></text:p>
            <text:p text:style-name="P59">E_dstE = <text:span text:style-name="T26">0x3</text:span></text:p>
            <text:p text:style-name="P59">E_dstM = <text:span text:style-name="T26">RNONE</text:span></text:p>
            <text:p text:style-name="P91">E_srcA = <text:span text:style-name="T26">0x0</text:span></text:p>
            <text:p text:style-name="P91">E_srcB = <text:span text:style-name="T26">RNONE</text:span></text:p>
            <text:p text:style-name="P99">e_Cnd = <text:span text:style-name="T29">0x0</text:span></text:p>
            <text:p text:style-name="P64">e_valE = <text:span text:style-name="T31">0xFF</text:span></text:p>
            <text:p text:style-name="P64">e_dstE = <text:span text:style-name="T31">0x3</text:span></text:p>
            <text:p text:style-name="P103">e_SetCC = 0x0</text:p>
            <text:p text:style-name="P103">e_ALUA = <text:span text:style-name="T30">0xFF</text:span></text:p>
            <text:p text:style-name="P103">e_ALUB = <text:span text:style-name="T30">0x0</text:span></text:p>
            <text:p text:style-name="P103">e_ALUfun = <text:span text:style-name="T30">0x0</text:span></text:p>
          </table:table-cell>
          <table:table-cell table:style-name="Table1.A2" office:value-type="string">
            <text:p text:style-name="P86">Inst:</text:p>
            <text:p text:style-name="P61">E_stat = <text:span text:style-name="T34">SAOK</text:span></text:p>
            <text:p text:style-name="P55">E_icode = <text:span text:style-name="T37">0x3</text:span></text:p>
            <text:p text:style-name="P55">E_ifun = <text:span text:style-name="T37">0x0</text:span></text:p>
            <text:p text:style-name="P55">E_valC = <text:span text:style-name="T37">101</text:span></text:p>
            <text:p text:style-name="P55">E_valA = <text:span text:style-name="T37">0xNULL</text:span></text:p>
            <text:p text:style-name="P55">E_valB = <text:span text:style-name="T37">0xNULL</text:span></text:p>
            <text:p text:style-name="P55">E_dstE = <text:span text:style-name="T37">0x0</text:span></text:p>
            <text:p text:style-name="P55">E_dstM = <text:span text:style-name="T37">RNONE</text:span></text:p>
            <text:p text:style-name="P90">E_srcA = <text:span text:style-name="T38">RNONE</text:span></text:p>
            <text:p text:style-name="P90">E_srcB = <text:span text:style-name="T38">RNONE</text:span></text:p>
            <text:p text:style-name="P99">e_Cnd = <text:span text:style-name="T38">0x0</text:span></text:p>
            <text:p text:style-name="P64">e_valE = <text:span text:style-name="T40">101</text:span></text:p>
            <text:p text:style-name="P64">e_dstE = <text:span text:style-name="T40">0x0</text:span></text:p>
            <text:p text:style-name="P107">e_SetCC = 0x0</text:p>
            <text:p text:style-name="P107">e_ALUA = 101</text:p>
            <text:p text:style-name="P107">e_ALUB = 0</text:p>
            <text:p text:style-name="P107">e_ALUfun = 0x0 </text:p>
          </table:table-cell>
          <table:table-cell table:style-name="Table1.A2" office:value-type="string">
            <text:p text:style-name="P86">Inst:</text:p>
            <text:p text:style-name="P55">E_stat = <text:span text:style-name="T49">SAOK</text:span></text:p>
            <text:p text:style-name="P55">E_icode = <text:span text:style-name="T49">0x4</text:span></text:p>
            <text:p text:style-name="P55">E_ifun = <text:span text:style-name="T49">0x0</text:span></text:p>
            <text:p text:style-name="P55">E_valC = <text:span text:style-name="T49">10</text:span></text:p>
            <text:p text:style-name="P55">E_valA = <text:span text:style-name="T49">0xFF</text:span></text:p>
            <text:p text:style-name="P55">E_valB = <text:span text:style-name="T49">0xEE</text:span></text:p>
            <text:p text:style-name="P55">E_dstE = <text:span text:style-name="T49">RNONE</text:span></text:p>
            <text:p text:style-name="P55">E_dstM = <text:span text:style-name="T49">RNONE</text:span></text:p>
            <text:p text:style-name="P90">E_srcA = <text:span text:style-name="T49">0x0</text:span></text:p>
            <text:p text:style-name="P90">E_srcB = <text:span text:style-name="T49">0x3</text:span></text:p>
            <text:p text:style-name="P99">e_Cnd = <text:span text:style-name="T49">0x0</text:span></text:p>
            <text:p text:style-name="P64">e_valE = <text:span text:style-name="T50">0xF8</text:span></text:p>
            <text:p text:style-name="P64">e_dstE = <text:span text:style-name="T50">RNONE</text:span></text:p>
            <text:p text:style-name="P109">e_SetCC = 0x0</text:p>
            <text:p text:style-name="P109">e_ALUA = 10</text:p>
            <text:p text:style-name="P109">e_ALUB = 0xEE</text:p>
            <text:p text:style-name="P109">e_ALUfun = 0x0</text:p>
          </table:table-cell>
          <table:table-cell table:style-name="Table1.F2" office:value-type="string">
            <text:p text:style-name="P86">Inst:</text:p>
            <text:p text:style-name="P55">E_stat = <text:span text:style-name="T57">SAOK</text:span></text:p>
            <text:p text:style-name="P55">E_icode = <text:span text:style-name="T57">0x5</text:span></text:p>
            <text:p text:style-name="P55">E_ifun = <text:span text:style-name="T57">0x0</text:span></text:p>
            <text:p text:style-name="P55">E_valC = <text:span text:style-name="T57">10</text:span></text:p>
            <text:p text:style-name="P55">E_valA = <text:span text:style-name="T57">0x</text:span>NULL</text:p>
            <text:p text:style-name="P55">E_valB = <text:span text:style-name="T57">0xEE</text:span></text:p>
            <text:p text:style-name="P55">E_dstE = <text:span text:style-name="T57">RNONE</text:span></text:p>
            <text:p text:style-name="P55">E_dstM = <text:span text:style-name="T57">0x0</text:span></text:p>
            <text:p text:style-name="P90">E_srcA = <text:span text:style-name="T58">RNONE</text:span></text:p>
            <text:p text:style-name="P90">E_srcB = <text:span text:style-name="T58">0x3</text:span></text:p>
            <text:p text:style-name="P99">e_Cnd = <text:span text:style-name="T58">0x0</text:span></text:p>
            <text:p text:style-name="P64">e_valE = <text:span text:style-name="T60">0xF8</text:span></text:p>
            <text:p text:style-name="P64">e_dstE = <text:span text:style-name="T58">RNONE</text:span></text:p>
            <text:p text:style-name="P111">e_SetCC = <text:span text:style-name="T58">0x0</text:span></text:p>
            <text:p text:style-name="P111">e_ALUA = <text:span text:style-name="T59">10</text:span></text:p>
            <text:p text:style-name="P111">e_ALUB = <text:span text:style-name="T59">0xEE</text:span></text:p>
            <text:p text:style-name="P111">e_ALUfun = <text:span text:style-name="T59">0x0</text:span> </text:p>
          </table:table-cell>
        </table:table-row>
        <table:table-row table:style-name="Table1.1">
          <table:table-cell table:style-name="Table1.A2" office:value-type="string">
            <text:p text:style-name="P50">MEMEORY</text:p>
          </table:table-cell>
          <table:table-cell table:style-name="Table1.A2" office:value-type="string">
            <text:p text:style-name="P86">Inst:</text:p>
            <text:p text:style-name="P65">M_stat = <text:span text:style-name="T5">SAOK</text:span></text:p>
            <text:p text:style-name="P65">M_icode = <text:span text:style-name="T5">0x6</text:span></text:p>
            <text:p text:style-name="P65">M_Cnd = <text:span text:style-name="T14">0x0</text:span></text:p>
            <text:p text:style-name="P65">M_valE = <text:span text:style-name="T12">0x1ED</text:span></text:p>
            <text:p text:style-name="P65">M_valA = <text:span text:style-name="T9">0xFF</text:span></text:p>
            <text:p text:style-name="P65">M_dstE = <text:span text:style-name="T11">0x3</text:span></text:p>
            <text:p text:style-name="P65">M_dstM = <text:span text:style-name="T7">RNONE</text:span></text:p>
            <text:p text:style-name="P64">m_read = <text:span text:style-name="T21">0x0</text:span></text:p>
            <text:p text:style-name="P64">m_write = <text:span text:style-name="T21">0x0</text:span></text:p>
            <text:p text:style-name="P64">m_Addr = <text:span text:style-name="T21">0xNULL</text:span></text:p>
            <text:p text:style-name="P64">m_datain = <text:span text:style-name="T22">0xFF</text:span></text:p>
            <text:p text:style-name="P64">m_dataout = <text:span text:style-name="T22">0xNULL</text:span></text:p>
            <text:p text:style-name="P64">dmem_error = <text:span text:style-name="T22">0x0</text:span></text:p>
            <text:p text:style-name="P64">m_stat = <text:span text:style-name="T22">SAOK</text:span></text:p>
          </table:table-cell>
          <table:table-cell table:style-name="Table1.A2" office:value-type="string">
            <text:p text:style-name="P86">Inst:</text:p>
            <text:p text:style-name="P67">M_stat = <text:span text:style-name="T23">SAOK</text:span></text:p>
            <text:p text:style-name="P67">M_icode = <text:span text:style-name="T25">0x2</text:span></text:p>
            <text:p text:style-name="P67">M_Cnd = <text:span text:style-name="T15">0x0</text:span></text:p>
            <text:p text:style-name="P67">M_valE = <text:span text:style-name="T31">0xFF</text:span></text:p>
            <text:p text:style-name="P67">M_valA = <text:span text:style-name="T28">0xFF</text:span></text:p>
            <text:p text:style-name="P68">M_dstE = <text:span text:style-name="T26">0x3</text:span></text:p>
            <text:p text:style-name="P68">M_dstM = <text:span text:style-name="T26">RNONE</text:span></text:p>
            <text:p text:style-name="P64">m_read = <text:span text:style-name="T32">0x0</text:span></text:p>
            <text:p text:style-name="P64">m_write = <text:span text:style-name="T32">0x0</text:span></text:p>
            <text:p text:style-name="P64">m_Addr = <text:span text:style-name="T32">0x</text:span>NULL</text:p>
            <text:p text:style-name="P64">m_datain = <text:span text:style-name="T32">0xFF</text:span></text:p>
            <text:p text:style-name="P64">m_dataout = <text:span text:style-name="T32">0xNULL</text:span></text:p>
            <text:p text:style-name="P64">dmem_error = <text:span text:style-name="T32">0x0</text:span></text:p>
            <text:p text:style-name="P64">m_stat = <text:span text:style-name="T32">SAOK</text:span></text:p>
          </table:table-cell>
          <table:table-cell table:style-name="Table1.A2" office:value-type="string">
            <text:p text:style-name="P86">Inst:</text:p>
            <text:p text:style-name="P70">M_stat = <text:span text:style-name="T34">SAOK</text:span></text:p>
            <text:p text:style-name="P64">M_icode = <text:span text:style-name="T39">0x3</text:span></text:p>
            <text:p text:style-name="P70">M_Cnd = <text:span text:style-name="T16">0x0</text:span></text:p>
            <text:p text:style-name="P64">M_valE = <text:span text:style-name="T41">101</text:span></text:p>
            <text:p text:style-name="P64">M_valA = <text:span text:style-name="T41">0xNULL</text:span></text:p>
            <text:p text:style-name="P64">M_dstE = <text:span text:style-name="T42">0x0</text:span></text:p>
            <text:p text:style-name="P64">M_dstM = <text:span text:style-name="T42">RNONE</text:span></text:p>
            <text:p text:style-name="P64">m_read = <text:span text:style-name="T43">0x0</text:span></text:p>
            <text:p text:style-name="P64">m_write = <text:span text:style-name="T43">0x0</text:span></text:p>
            <text:p text:style-name="P64">m_Addr = <text:span text:style-name="T43">0xNULL</text:span></text:p>
            <text:p text:style-name="P64">m_datain = <text:span text:style-name="T43">0x</text:span>NULL</text:p>
            <text:p text:style-name="P64">m_dataout = <text:span text:style-name="T43">0xNULL</text:span></text:p>
            <text:p text:style-name="P64">dmem_error = <text:span text:style-name="T43">0x0</text:span></text:p>
            <text:p text:style-name="P64">m_stat = <text:span text:style-name="T43">SAOK</text:span></text:p>
          </table:table-cell>
          <table:table-cell table:style-name="Table1.A2" office:value-type="string">
            <text:p text:style-name="P86">Inst:</text:p>
            <text:p text:style-name="P64">M_stat = <text:span text:style-name="T50">SAOK</text:span></text:p>
            <text:p text:style-name="P64">M_icode = <text:span text:style-name="T50">0x4</text:span></text:p>
            <text:p text:style-name="P72">M_Cnd = <text:span text:style-name="T17">0x0</text:span></text:p>
            <text:p text:style-name="P64">M_valE = <text:span text:style-name="T50">0xF8</text:span></text:p>
            <text:p text:style-name="P64">M_valA = <text:span text:style-name="T50">0xFF</text:span></text:p>
            <text:p text:style-name="P64">M_dstE = <text:span text:style-name="T50">RNONE</text:span></text:p>
            <text:p text:style-name="P64">M_dstM = <text:span text:style-name="T50">RNONE</text:span></text:p>
            <text:p text:style-name="P64">m_read = <text:span text:style-name="T51">0x0</text:span></text:p>
            <text:p text:style-name="P64">m_write = <text:span text:style-name="T51">0x1</text:span></text:p>
            <text:p text:style-name="P64">m_Addr = <text:span text:style-name="T51">0xF8</text:span></text:p>
            <text:p text:style-name="P64">m_datain = <text:span text:style-name="T51">0xFF</text:span></text:p>
            <text:p text:style-name="P64">m_dataout =<text:span text:style-name="T51">0xNULL</text:span></text:p>
            <text:p text:style-name="P64">dmem_error = <text:span text:style-name="T51">0x0</text:span></text:p>
            <text:p text:style-name="P64">m_stat = <text:span text:style-name="T51">SAOK</text:span></text:p>
          </table:table-cell>
          <table:table-cell table:style-name="Table1.F2" office:value-type="string">
            <text:p text:style-name="P86">Inst:</text:p>
            <text:p text:style-name="P64">M_stat = <text:span text:style-name="T61">SAOK</text:span></text:p>
            <text:p text:style-name="P64">M_icode = <text:span text:style-name="T61">0x5</text:span></text:p>
            <text:p text:style-name="P73">M_Cnd = <text:span text:style-name="T17">0x0</text:span></text:p>
            <text:p text:style-name="P64">M_valE = <text:span text:style-name="T61">0xF8</text:span></text:p>
            <text:p text:style-name="P64">M_valA = <text:span text:style-name="T61">0x</text:span>NULL</text:p>
            <text:p text:style-name="P64">M_dstE = <text:span text:style-name="T61">RNONE</text:span></text:p>
            <text:p text:style-name="P64">M_dstM = <text:span text:style-name="T61">0x0</text:span></text:p>
            <text:p text:style-name="P64">m_read = <text:span text:style-name="T61">0x1</text:span></text:p>
            <text:p text:style-name="P64">m_write = <text:span text:style-name="T61">0x0</text:span></text:p>
            <text:p text:style-name="P64">m_Addr = <text:span text:style-name="T61">0xF8</text:span></text:p>
            <text:p text:style-name="P64">m_datain = <text:span text:style-name="T61">0x</text:span>NULL</text:p>
            <text:p text:style-name="P64">m_dataout = <text:span text:style-name="T61">0xABCD</text:span></text:p>
            <text:p text:style-name="P64">dmem_error = <text:span text:style-name="T61">0x0</text:span></text:p>
            <text:p text:style-name="P64">m_stat = <text:span text:style-name="T61">SAOK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50">W/BACK</text:p>
          </table:table-cell>
          <table:table-cell table:style-name="Table1.A2" office:value-type="string">
            <text:p text:style-name="P86">Inst:</text:p>
            <text:p text:style-name="P66">W_stat = <text:span text:style-name="T22">SAOK</text:span></text:p>
            <text:p text:style-name="P66">W_icode = <text:span text:style-name="T5">0x6</text:span></text:p>
            <text:p text:style-name="P66">W_valE = <text:span text:style-name="T12">0x1ED</text:span></text:p>
            <text:p text:style-name="P66">W_valM = <text:span text:style-name="T22">0xNULL</text:span></text:p>
            <text:p text:style-name="P79">W_dstE = <text:span text:style-name="T11">0x3</text:span></text:p>
            <text:p text:style-name="P80">W_dstM = <text:span text:style-name="T7">RNONE</text:span></text:p>
          </table:table-cell>
          <table:table-cell table:style-name="Table1.A2" office:value-type="string">
            <text:p text:style-name="P86">Inst:</text:p>
            <text:p text:style-name="P69">W_stat = <text:span text:style-name="T23">SAOK</text:span></text:p>
            <text:p text:style-name="P69">W_icode = <text:span text:style-name="T25">0x2</text:span></text:p>
            <text:p text:style-name="P69">W_valE = <text:span text:style-name="T31">0xFF</text:span></text:p>
            <text:p text:style-name="P64">W_valM = <text:span text:style-name="T33">0x</text:span>NULL</text:p>
            <text:p text:style-name="P81">W_dstE = <text:span text:style-name="T26">0x3</text:span></text:p>
            <text:p text:style-name="P81">W_dstM = <text:span text:style-name="T26">RNONE</text:span></text:p>
          </table:table-cell>
          <table:table-cell table:style-name="Table1.A2" office:value-type="string">
            <text:p text:style-name="P86">Inst:</text:p>
            <text:p text:style-name="P64">W_stat = <text:span text:style-name="T44">SAOK</text:span></text:p>
            <text:p text:style-name="P64">W_icode = <text:span text:style-name="T44">0x3</text:span></text:p>
            <text:p text:style-name="P64">W_valE = <text:span text:style-name="T44">101</text:span></text:p>
            <text:p text:style-name="P64">W_valM = <text:span text:style-name="T44">0xNULL</text:span></text:p>
            <text:p text:style-name="P78">W_dstE = <text:span text:style-name="T44">0x0</text:span></text:p>
            <text:p text:style-name="P78">W_dstM = <text:span text:style-name="T44">RNONE</text:span></text:p>
          </table:table-cell>
          <table:table-cell table:style-name="Table1.A2" office:value-type="string">
            <text:p text:style-name="P86">Inst:</text:p>
            <text:p text:style-name="P64">W_stat = <text:span text:style-name="T52">SAOK</text:span></text:p>
            <text:p text:style-name="P64">W_icode = <text:span text:style-name="T52">0x4</text:span></text:p>
            <text:p text:style-name="P64">W_valE = <text:span text:style-name="T52">0xF8</text:span></text:p>
            <text:p text:style-name="P64">W_valM = <text:span text:style-name="T52">0x</text:span>NULL</text:p>
            <text:p text:style-name="P78">W_dstE = <text:span text:style-name="T52">RNONE</text:span></text:p>
            <text:p text:style-name="P78">W_dstM = <text:span text:style-name="T52">RNONE</text:span></text:p>
          </table:table-cell>
          <table:table-cell table:style-name="Table1.F2" office:value-type="string">
            <text:p text:style-name="P86">Inst:</text:p>
            <text:p text:style-name="P64">W_stat = <text:span text:style-name="T62">SAOK</text:span></text:p>
            <text:p text:style-name="P64">W_icode = <text:span text:style-name="T62">0x5</text:span></text:p>
            <text:p text:style-name="P64">W_valE = <text:span text:style-name="T63">0xF8</text:span></text:p>
            <text:p text:style-name="P64">W_valM = <text:span text:style-name="T63">0xABCD</text:span></text:p>
            <text:p text:style-name="P78">W_dstE = <text:span text:style-name="T63">RNONE</text:span></text:p>
            <text:p text:style-name="P78">W_dstM = <text:span text:style-name="T63">0x0</text:span></text:p>
          </table:table-cell>
        </table:table-row>
      </table:table>
      <text:p text:style-name="P15"/>
      <text:p text:style-name="P15"/>
      <text:p text:style-name="P15">End</text:p>
      <text:p text:style-name="P15"/>
      <text:p text:style-name="P45">Processing of</text:p>
      <text:p text:style-name="P5"/>
      <text:p text:style-name="P16"/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85">CLOCK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2</text:p>
          </table:table-cell>
          <table:table-cell table:style-name="Table2.A1" office:value-type="string">
            <text:p text:style-name="P85">3</text:p>
          </table:table-cell>
          <table:table-cell table:style-name="Table2.A1" office:value-type="string">
            <text:p text:style-name="P85">4</text:p>
          </table:table-cell>
          <table:table-cell table:style-name="Table2.F1" office:value-type="string">
            <text:p text:style-name="P85">5</text:p>
          </table:table-cell>
        </table:table-row>
        <table:table-row table:style-name="Table2.1">
          <table:table-cell table:style-name="Table2.A2" office:value-type="string">
            <text:p text:style-name="P54">FETCH</text:p>
          </table:table-cell>
          <table:table-cell table:style-name="Table2.A2" office:value-type="string">
            <text:p text:style-name="P54">Inst: <text:span text:style-name="T64">pushq %rax</text:span></text:p>
            <text:p text:style-name="P54">F_predPC = <text:span text:style-name="T3">0</text:span></text:p>
            <text:p text:style-name="P54">f_pc = <text:span text:style-name="T4">0</text:span></text:p>
            <text:p text:style-name="P54">f_stat = <text:span text:style-name="T5">SAOK</text:span></text:p>
            <text:p text:style-name="P54">f_icode = <text:span text:style-name="T5">0xA</text:span></text:p>
            <text:p text:style-name="P54">f_ifun = <text:span text:style-name="T5">0x0</text:span></text:p>
            <text:p text:style-name="P54">f_rA = <text:span text:style-name="T5">0x0</text:span></text:p>
            <text:p text:style-name="P54">f_rB = <text:span text:style-name="T5">0xF</text:span></text:p>
            <text:p text:style-name="P54">f_valC = <text:span text:style-name="T6">0xNULL</text:span></text:p>
            <text:p text:style-name="P54">f_valP = <text:span text:style-name="T6">0x2</text:span></text:p>
            <text:p text:style-name="P89">f_predPC = <text:span text:style-name="T6">0x2</text:span></text:p>
          </table:table-cell>
          <table:table-cell table:style-name="Table2.A2" office:value-type="string">
            <text:p text:style-name="P54">Inst: <text:span text:style-name="T73">popq %rax</text:span></text:p>
            <text:p text:style-name="P54">F_predPC = <text:span text:style-name="T23">0</text:span></text:p>
            <text:p text:style-name="P54">f_pc = <text:span text:style-name="T23">0</text:span></text:p>
            <text:p text:style-name="P54">f_stat = <text:span text:style-name="T23">SAOK</text:span></text:p>
            <text:p text:style-name="P54">f_icode = <text:span text:style-name="T23">0xB</text:span></text:p>
            <text:p text:style-name="P54">f_ifun = <text:span text:style-name="T23">0x0</text:span></text:p>
            <text:p text:style-name="P54">f_rA = <text:span text:style-name="T23">0x0</text:span></text:p>
            <text:p text:style-name="P54">f_rB = <text:span text:style-name="T23">0xF</text:span></text:p>
            <text:p text:style-name="P54">f_valC = <text:span text:style-name="T23">0x</text:span>NULL</text:p>
            <text:p text:style-name="P54">f_valP = <text:span text:style-name="T24">0x2</text:span></text:p>
            <text:p text:style-name="P89">f_predPC = <text:span text:style-name="T24">0x2</text:span></text:p>
          </table:table-cell>
          <table:table-cell table:style-name="Table2.A2" office:value-type="string">
            <text:p text:style-name="P119">Inst: <text:span text:style-name="T79">ret</text:span></text:p>
            <text:p text:style-name="P54">F_predPC = <text:span text:style-name="T34">0</text:span></text:p>
            <text:p text:style-name="P54">f_pc = <text:span text:style-name="T34">0</text:span></text:p>
            <text:p text:style-name="P54">f_stat = <text:span text:style-name="T34">SAOK</text:span></text:p>
            <text:p text:style-name="P54">f_icode = <text:span text:style-name="T34">0x9</text:span></text:p>
            <text:p text:style-name="P54">f_ifun = <text:span text:style-name="T34">0x0</text:span></text:p>
            <text:p text:style-name="P54">f_rA = <text:span text:style-name="T34">0xNULL</text:span></text:p>
            <text:p text:style-name="P54">f_rB = <text:span text:style-name="T34">0xNULL</text:span></text:p>
            <text:p text:style-name="P54">f_valC = <text:span text:style-name="T80">0xNULL</text:span></text:p>
            <text:p text:style-name="P54">f_valP = <text:span text:style-name="T34">0x2</text:span></text:p>
            <text:p text:style-name="P89">f_predPC = <text:span text:style-name="T81">0x2</text:span></text:p>
          </table:table-cell>
          <table:table-cell table:style-name="Table2.A2" office:value-type="string">
            <text:p text:style-name="P54">Inst: <text:span text:style-name="T89">call ABCD</text:span></text:p>
            <text:p text:style-name="P54">F_predPC = <text:span text:style-name="T90">0</text:span></text:p>
            <text:p text:style-name="P54">f_pc = <text:span text:style-name="T90">0</text:span></text:p>
            <text:p text:style-name="P54">f_stat = <text:span text:style-name="T90">SAOK</text:span></text:p>
            <text:p text:style-name="P54">f_icode = <text:span text:style-name="T90">0x8</text:span></text:p>
            <text:p text:style-name="P54">f_ifun = <text:span text:style-name="T90">0x0</text:span></text:p>
            <text:p text:style-name="P54">f_rA = <text:span text:style-name="T90">0xNULL</text:span></text:p>
            <text:p text:style-name="P54">f_rB = <text:span text:style-name="T90">0xNULL</text:span></text:p>
            <text:p text:style-name="P54">f_valC = <text:span text:style-name="T90">0xABCD</text:span></text:p>
            <text:p text:style-name="P54">f_valP = <text:span text:style-name="T90">0x8</text:span></text:p>
            <text:p text:style-name="P89">f_predPC = <text:span text:style-name="T98">0xABCD</text:span></text:p>
          </table:table-cell>
          <table:table-cell table:style-name="Table2.F2" office:value-type="string">
            <text:p text:style-name="P54"><text:span text:style-name="T111">Inst: </text:span><text:span text:style-name="T114">jxx ABCD</text:span></text:p>
            <text:p text:style-name="P54">F_predPC = <text:span text:style-name="T99">0</text:span></text:p>
            <text:p text:style-name="P54">f_pc = <text:span text:style-name="T99">0</text:span></text:p>
            <text:p text:style-name="P54">f_stat = <text:span text:style-name="T99">SAOK</text:span></text:p>
            <text:p text:style-name="P54">f_icode = <text:span text:style-name="T99">0x7</text:span></text:p>
            <text:p text:style-name="P54">f_ifun = <text:span text:style-name="T99">0xfn</text:span></text:p>
            <text:p text:style-name="P54">f_rA = <text:span text:style-name="T99">0xNULL</text:span></text:p>
            <text:p text:style-name="P54">f_rB = <text:span text:style-name="T99">0xNULL</text:span></text:p>
            <text:p text:style-name="P54">f_valC = <text:span text:style-name="T99">0xABCD</text:span></text:p>
            <text:p text:style-name="P54">f_valP = <text:span text:style-name="T99">0x8</text:span></text:p>
            <text:p text:style-name="P89">f_predPC = <text:span text:style-name="T99">0xABCD</text:span></text:p>
          </table:table-cell>
        </table:table-row>
        <table:table-row table:style-name="Table2.1">
          <table:table-cell table:style-name="Table2.A2" office:value-type="string">
            <text:p text:style-name="P54">DECODE</text:p>
          </table:table-cell>
          <table:table-cell table:style-name="Table2.A2" office:value-type="string">
            <text:p text:style-name="P87">Inst:</text:p>
            <text:p text:style-name="P54">D_stat = <text:span text:style-name="T5">SAOK</text:span></text:p>
            <text:p text:style-name="P54">D_icode = <text:span text:style-name="T5">0xA</text:span></text:p>
            <text:p text:style-name="P54">D_ifun = <text:span text:style-name="T5">0x0</text:span></text:p>
            <text:p text:style-name="P62">D_rA = <text:span text:style-name="T5">0x0</text:span></text:p>
            <text:p text:style-name="P62">D_rB = <text:span text:style-name="T5">0xF</text:span></text:p>
            <text:p text:style-name="P54">D_valC = <text:span text:style-name="T6">0xNULL</text:span></text:p>
            <text:p text:style-name="P62">D_valP = <text:span text:style-name="T6">0x2</text:span></text:p>
            <text:p text:style-name="P62">d_rvalA = <text:span text:style-name="T66">0xFF</text:span></text:p>
            <text:p text:style-name="P62">d_rvalB = <text:span text:style-name="T66">0xBB</text:span></text:p>
            <text:p text:style-name="P62">d_dstE = %<text:span text:style-name="T65">rsp (0x4)</text:span></text:p>
            <text:p text:style-name="P62">d_dstM = <text:span text:style-name="T7">RNONE</text:span></text:p>
            <text:p text:style-name="P62">d_srcA = <text:span text:style-name="T8">0x0</text:span></text:p>
            <text:p text:style-name="P62">d_srcB = %<text:span text:style-name="T65">rsp (0x4)</text:span></text:p>
            <text:p text:style-name="P95">d_valA = <text:span text:style-name="T9">0xFF</text:span></text:p>
            <text:p text:style-name="P95">d_valB = <text:span text:style-name="T9">0xBB</text:span></text:p>
          </table:table-cell>
          <table:table-cell table:style-name="Table2.A2" office:value-type="string">
            <text:p text:style-name="P87">Inst:</text:p>
            <text:p text:style-name="P54">D_stat = <text:span text:style-name="T74">SAOK</text:span></text:p>
            <text:p text:style-name="P54">D_icode = <text:span text:style-name="T74">0xB</text:span> </text:p>
            <text:p text:style-name="P54">D_ifun = <text:span text:style-name="T74">0x0</text:span></text:p>
            <text:p text:style-name="P62">D_rA = <text:span text:style-name="T74">0x0</text:span></text:p>
            <text:p text:style-name="P62">D_rB = <text:span text:style-name="T74">0xF</text:span></text:p>
            <text:p text:style-name="P54">D_valC = <text:span text:style-name="T74">0xNULL</text:span> </text:p>
            <text:p text:style-name="P62">D_valP = <text:span text:style-name="T74">0x2</text:span></text:p>
            <text:p text:style-name="P62">d_rvalA = <text:span text:style-name="T75">0xBB</text:span></text:p>
            <text:p text:style-name="P62">d_rvalB = <text:span text:style-name="T75">0xBB</text:span></text:p>
            <text:p text:style-name="P62">d_dstE = %<text:span text:style-name="T74">rsp (0x4)</text:span></text:p>
            <text:p text:style-name="P62">d_dstM = <text:span text:style-name="T75">0x0</text:span></text:p>
            <text:p text:style-name="P62">d_srcA = %<text:span text:style-name="T75">rsp (0x4)</text:span></text:p>
            <text:p text:style-name="P62">d_srcB = %<text:span text:style-name="T75">rsp (0x4)</text:span></text:p>
            <text:p text:style-name="P102">d_valA = <text:span text:style-name="T75">0xBB</text:span></text:p>
            <text:p text:style-name="P102">d_valB = <text:span text:style-name="T75">0xBB</text:span></text:p>
          </table:table-cell>
          <table:table-cell table:style-name="Table2.A2" office:value-type="string">
            <text:p text:style-name="P87">Inst:</text:p>
            <text:p text:style-name="P54">D_stat = <text:span text:style-name="T82">SAOK</text:span></text:p>
            <text:p text:style-name="P54">D_icode = <text:span text:style-name="T82">0x9</text:span> </text:p>
            <text:p text:style-name="P54">D_ifun = <text:span text:style-name="T82">0x0</text:span></text:p>
            <text:p text:style-name="P62">D_rA = <text:span text:style-name="T82">0xNULL</text:span></text:p>
            <text:p text:style-name="P62">D_rB = <text:span text:style-name="T82">0xNULL</text:span></text:p>
            <text:p text:style-name="P54">D_valC = <text:span text:style-name="T82">0xNULL</text:span> </text:p>
            <text:p text:style-name="P62">D_valP = <text:span text:style-name="T82">0x2</text:span></text:p>
            <text:p text:style-name="P62">d_rvalA = <text:span text:style-name="T82">0xBB</text:span> </text:p>
            <text:p text:style-name="P62">d_rvalB = <text:span text:style-name="T82">0xBB</text:span> </text:p>
            <text:p text:style-name="P63">d_dstE = %<text:span text:style-name="T82">rsp (0x4)</text:span></text:p>
            <text:p text:style-name="P62">d_dstM = <text:span text:style-name="T82">RNONE</text:span> </text:p>
            <text:p text:style-name="P62">d_srcA = %<text:span text:style-name="T82">rsp (0x4)</text:span></text:p>
            <text:p text:style-name="P63">d_srcB = %<text:span text:style-name="T82">rsp (0x4)</text:span></text:p>
            <text:p text:style-name="P106">d_valA = <text:span text:style-name="T82">0xBB</text:span></text:p>
            <text:p text:style-name="P106">d_valB = <text:span text:style-name="T82">0xBB</text:span></text:p>
          </table:table-cell>
          <table:table-cell table:style-name="Table2.A2" office:value-type="string">
            <text:p text:style-name="P87">Inst:</text:p>
            <text:p text:style-name="P54">D_stat = <text:span text:style-name="T90">SAOK</text:span></text:p>
            <text:p text:style-name="P54">D_icode = <text:span text:style-name="T90">0x8</text:span> </text:p>
            <text:p text:style-name="P54">D_ifun = <text:span text:style-name="T90">0x0</text:span></text:p>
            <text:p text:style-name="P62">D_rA = <text:span text:style-name="T90">0xNULL</text:span></text:p>
            <text:p text:style-name="P62">D_rB = <text:span text:style-name="T90">0xNULL</text:span></text:p>
            <text:p text:style-name="P54">D_valC = <text:span text:style-name="T90">0xABCD</text:span></text:p>
            <text:p text:style-name="P62">D_valP = <text:span text:style-name="T90">0x8</text:span></text:p>
            <text:p text:style-name="P62">d_rvalA = <text:span text:style-name="T90">0xNULL</text:span></text:p>
            <text:p text:style-name="P62">d_rvalB = <text:span text:style-name="T90">0xBB</text:span></text:p>
            <text:p text:style-name="P62">d_dstE = %<text:span text:style-name="T90">rsp (0x4)</text:span></text:p>
            <text:p text:style-name="P62">d_dstM = <text:span text:style-name="T90">RNONE</text:span></text:p>
            <text:p text:style-name="P62">d_srcA = <text:span text:style-name="T90">RNONE</text:span></text:p>
            <text:p text:style-name="P62">d_srcB = %<text:span text:style-name="T90">rsp (0x4)</text:span></text:p>
            <text:p text:style-name="P112">d_valA = 0x8</text:p>
            <text:p text:style-name="P112">d_valB = 0xBB</text:p>
          </table:table-cell>
          <table:table-cell table:style-name="Table2.F2" office:value-type="string">
            <text:p text:style-name="P87">Inst:</text:p>
            <text:p text:style-name="P54">D_stat = <text:span text:style-name="T100">SAOK</text:span></text:p>
            <text:p text:style-name="P54">D_icode = <text:span text:style-name="T100">0x7</text:span> </text:p>
            <text:p text:style-name="P54">D_ifun = <text:span text:style-name="T100">0xfn</text:span></text:p>
            <text:p text:style-name="P62">D_rA = <text:span text:style-name="T100">0xNULL</text:span></text:p>
            <text:p text:style-name="P62">D_rB = <text:span text:style-name="T100">0xNULL</text:span></text:p>
            <text:p text:style-name="P54">D_valC = <text:span text:style-name="T100">0xABCD</text:span> </text:p>
            <text:p text:style-name="P62">D_valP = <text:span text:style-name="T100">0x8</text:span></text:p>
            <text:p text:style-name="P62">d_rvalA = <text:s/><text:span text:style-name="T102">0xNULL</text:span></text:p>
            <text:p text:style-name="P62">d_rvalB = <text:span text:style-name="T102">0xNULL</text:span></text:p>
            <text:p text:style-name="P62">d_dstE = <text:span text:style-name="T103">RNONE</text:span></text:p>
            <text:p text:style-name="P62">d_dstM =<text:span text:style-name="T103">RNONE</text:span> </text:p>
            <text:p text:style-name="P62">d_srcA = <text:span text:style-name="T100">RNONE</text:span></text:p>
            <text:p text:style-name="P62">d_srcB = <text:span text:style-name="T101">RNONE</text:span></text:p>
            <text:p text:style-name="P115">d_valA = <text:span text:style-name="T103">0x8</text:span></text:p>
            <text:p text:style-name="P115">d_valB = <text:span text:style-name="T103">0xNULL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54">EXECUTE</text:p>
          </table:table-cell>
          <table:table-cell table:style-name="Table2.A2" office:value-type="string">
            <text:p text:style-name="P87">Inst:</text:p>
            <text:p text:style-name="P62">E_stat = <text:span text:style-name="T5">SAOK</text:span></text:p>
            <text:p text:style-name="P62">E_icode = <text:span text:style-name="T5">0xA</text:span></text:p>
            <text:p text:style-name="P62">E_ifun = <text:span text:style-name="T5">0x0</text:span></text:p>
            <text:p text:style-name="P62">E_valC = <text:span text:style-name="T6">0xNULL</text:span></text:p>
            <text:p text:style-name="P62">E_valA = <text:span text:style-name="T9">0xFF</text:span></text:p>
            <text:p text:style-name="P62">E_valB = <text:span text:style-name="T9">0xBB</text:span></text:p>
            <text:p text:style-name="P62">E_dstE = <text:span text:style-name="T67">%rsp (0x4)</text:span></text:p>
            <text:p text:style-name="P62">E_dstM = <text:span text:style-name="T7">RNONE</text:span></text:p>
            <text:p text:style-name="P92">E_srcA = <text:span text:style-name="T9">0x0</text:span></text:p>
            <text:p text:style-name="P92">E_srcB = <text:span text:style-name="T68">(%rsp) 0x4</text:span></text:p>
            <text:p text:style-name="P100">e_Cnd = <text:span text:style-name="T11">0x0</text:span></text:p>
            <text:p text:style-name="P71">e_valE = <text:span text:style-name="T71">0xB3</text:span></text:p>
            <text:p text:style-name="P71">e_dstE = <text:span text:style-name="T69">%rsp (0x4)</text:span></text:p>
            <text:p text:style-name="P98">e_SetCC = 0x<text:span text:style-name="T70">0</text:span></text:p>
            <text:p text:style-name="P98">e_ALUA = -<text:span text:style-name="T71">8</text:span></text:p>
            <text:p text:style-name="P98">e_ALUB = <text:span text:style-name="T9">0xBB</text:span></text:p>
            <text:p text:style-name="P98">e_ALUfun = <text:span text:style-name="T10">0x0</text:span></text:p>
          </table:table-cell>
          <table:table-cell table:style-name="Table2.A2" office:value-type="string">
            <text:p text:style-name="P87">Inst:</text:p>
            <text:p text:style-name="P62">E_stat = <text:span text:style-name="T76">SAOK</text:span></text:p>
            <text:p text:style-name="P62">E_icode = <text:span text:style-name="T76">0xB</text:span></text:p>
            <text:p text:style-name="P62">E_ifun = <text:span text:style-name="T76">0x0</text:span></text:p>
            <text:p text:style-name="P62">E_valC = <text:span text:style-name="T76">0xNULL</text:span></text:p>
            <text:p text:style-name="P62">E_valA = <text:span text:style-name="T76">0xBB</text:span></text:p>
            <text:p text:style-name="P62">E_valB = <text:span text:style-name="T76">0xBB</text:span></text:p>
            <text:p text:style-name="P62">E_dstE = %<text:span text:style-name="T76">rsp (0x4)</text:span></text:p>
            <text:p text:style-name="P62">E_dstM = <text:span text:style-name="T76">0x0</text:span> </text:p>
            <text:p text:style-name="P92">E_srcA = %<text:span text:style-name="T76">rsp (0x4)</text:span></text:p>
            <text:p text:style-name="P92">E_srcB = %<text:span text:style-name="T76">rsp (0x4)</text:span></text:p>
            <text:p text:style-name="P100">e_Cnd = <text:span text:style-name="T29">0x0</text:span></text:p>
            <text:p text:style-name="P71">e_valE = <text:span text:style-name="T77">0xC3</text:span></text:p>
            <text:p text:style-name="P71">e_dstE = %<text:span text:style-name="T76">rsp (0x4)</text:span></text:p>
            <text:p text:style-name="P104">e_SetCC = <text:span text:style-name="T76">0x0</text:span> </text:p>
            <text:p text:style-name="P104">e_ALUA = <text:span text:style-name="T77">8</text:span> </text:p>
            <text:p text:style-name="P104">e_ALUB = <text:span text:style-name="T77">0xBB</text:span></text:p>
            <text:p text:style-name="P104">e_ALUfun = <text:span text:style-name="T77">0x0</text:span> </text:p>
          </table:table-cell>
          <table:table-cell table:style-name="Table2.A2" office:value-type="string">
            <text:p text:style-name="P87">Inst:</text:p>
            <text:p text:style-name="P62">E_stat = <text:span text:style-name="T84">SAOK</text:span></text:p>
            <text:p text:style-name="P62">E_icode = <text:span text:style-name="T84">0x9</text:span> </text:p>
            <text:p text:style-name="P62">E_ifun = <text:span text:style-name="T84">0x0</text:span></text:p>
            <text:p text:style-name="P62">E_valC = <text:span text:style-name="T84">0xNULL</text:span></text:p>
            <text:p text:style-name="P62">E_valA = <text:span text:style-name="T84">0xBB</text:span></text:p>
            <text:p text:style-name="P62">E_valB = <text:span text:style-name="T84">0xBB</text:span></text:p>
            <text:p text:style-name="P62">E_dstE = %<text:span text:style-name="T84">rsp (0x4)</text:span></text:p>
            <text:p text:style-name="P62">E_dstM = <text:span text:style-name="T84">RNONE</text:span></text:p>
            <text:p text:style-name="P93">E_srcA = <text:span text:style-name="T83">%rsp (0x4)</text:span></text:p>
            <text:p text:style-name="P93">E_srcB = <text:span text:style-name="T83">%rsp (0x4)</text:span></text:p>
            <text:p text:style-name="P100">e_Cnd = <text:span text:style-name="T38">0x0</text:span></text:p>
            <text:p text:style-name="P71">e_valE = <text:span text:style-name="T85">0xC3</text:span></text:p>
            <text:p text:style-name="P75">e_dstE = <text:span text:style-name="T83">%rsp (0x4)</text:span></text:p>
            <text:p text:style-name="P108">e_SetCC = <text:span text:style-name="T85">0x0</text:span></text:p>
            <text:p text:style-name="P108">e_ALUA = <text:span text:style-name="T85">8</text:span></text:p>
            <text:p text:style-name="P108">e_ALUB = <text:span text:style-name="T85">0xBB</text:span></text:p>
            <text:p text:style-name="P108">e_ALUfun = <text:span text:style-name="T85">0x0</text:span> <text:s/></text:p>
          </table:table-cell>
          <table:table-cell table:style-name="Table2.A2" office:value-type="string">
            <text:p text:style-name="P87">Inst:</text:p>
            <text:p text:style-name="P62">E_stat = <text:span text:style-name="T91">SAOK</text:span></text:p>
            <text:p text:style-name="P62">E_icode = <text:span text:style-name="T91">0x8</text:span></text:p>
            <text:p text:style-name="P62">E_ifun = <text:span text:style-name="T91">0x0</text:span></text:p>
            <text:p text:style-name="P62">E_valC = <text:span text:style-name="T91">0xABCD</text:span></text:p>
            <text:p text:style-name="P62">E_valA = <text:span text:style-name="T91">0x8</text:span></text:p>
            <text:p text:style-name="P62">E_valB = <text:span text:style-name="T91">0xBB</text:span></text:p>
            <text:p text:style-name="P62">E_dstE = %<text:span text:style-name="T91">rsp (0x4)</text:span></text:p>
            <text:p text:style-name="P62">E_dstM = <text:span text:style-name="T91">RNONE</text:span></text:p>
            <text:p text:style-name="P92">E_srcA = <text:span text:style-name="T91">RNONE</text:span></text:p>
            <text:p text:style-name="P92">E_srcB = %<text:span text:style-name="T91">rsp (0x4)</text:span></text:p>
            <text:p text:style-name="P114">e_Cnd = <text:span text:style-name="T91">0x0</text:span></text:p>
            <text:p text:style-name="P71">e_valE = <text:span text:style-name="T93">0xB3</text:span></text:p>
            <text:p text:style-name="P71">e_dstE = %<text:span text:style-name="T93">rsp (0x4)</text:span></text:p>
            <text:p text:style-name="P113">e_SetCC = <text:span text:style-name="T92">0x0</text:span></text:p>
            <text:p text:style-name="P113">e_ALUA = -<text:span text:style-name="T93">8</text:span></text:p>
            <text:p text:style-name="P113">e_ALUB = <text:span text:style-name="T93">0xBB</text:span></text:p>
            <text:p text:style-name="P113">e_ALUfun = <text:span text:style-name="T93">0x0</text:span> </text:p>
          </table:table-cell>
          <table:table-cell table:style-name="Table2.F2" office:value-type="string">
            <text:p text:style-name="P87">Inst:</text:p>
            <text:p text:style-name="P62">E_stat = <text:span text:style-name="T104">SAOK</text:span></text:p>
            <text:p text:style-name="P62">E_icode = <text:span text:style-name="T104">0x7</text:span></text:p>
            <text:p text:style-name="P118">E_ifun = <text:span text:style-name="T104">0xfn</text:span></text:p>
            <text:p text:style-name="P62">E_valC = <text:span text:style-name="T104">0xABCD</text:span></text:p>
            <text:p text:style-name="P62">E_valA = <text:span text:style-name="T105">0x8</text:span></text:p>
            <text:p text:style-name="P62">E_valB = <text:span text:style-name="T105">0xNULL</text:span></text:p>
            <text:p text:style-name="P62">E_dstE = <text:span text:style-name="T105">RNONE</text:span></text:p>
            <text:p text:style-name="P62">E_dstM = <text:span text:style-name="T105">RNONE</text:span> </text:p>
            <text:p text:style-name="P92">E_srcA = <text:span text:style-name="T105">RNONE</text:span></text:p>
            <text:p text:style-name="P92">E_srcB = <text:span text:style-name="T105">RNONE</text:span></text:p>
            <text:p text:style-name="P117">e_Cnd = <text:span text:style-name="T105">0x1</text:span></text:p>
            <text:p text:style-name="P71">e_valE = <text:span text:style-name="T107">0xNULL</text:span></text:p>
            <text:p text:style-name="P71">e_dstE = <text:span text:style-name="T107">RNONE</text:span></text:p>
            <text:p text:style-name="P116">e_SetCC = <text:span text:style-name="T106">0x0</text:span> </text:p>
            <text:p text:style-name="P116">e_ALUA = <text:span text:style-name="T107">0xNULL</text:span></text:p>
            <text:p text:style-name="P116">e_ALUB = <text:span text:style-name="T107">0xNULL</text:span> </text:p>
            <text:p text:style-name="P116">e_ALUfun = <text:span text:style-name="T107">0x0</text:span> </text:p>
          </table:table-cell>
        </table:table-row>
        <table:table-row table:style-name="Table2.1">
          <table:table-cell table:style-name="Table2.A2" office:value-type="string">
            <text:p text:style-name="P54">MEMEORY</text:p>
          </table:table-cell>
          <table:table-cell table:style-name="Table2.A2" office:value-type="string">
            <text:p text:style-name="P87">Inst:</text:p>
            <text:p text:style-name="P71">M_stat = <text:span text:style-name="T5">SAOK</text:span></text:p>
            <text:p text:style-name="P71">M_icode = <text:span text:style-name="T5">0xA</text:span></text:p>
            <text:p text:style-name="P71">M_Cnd = <text:span text:style-name="T14">0x0</text:span></text:p>
            <text:p text:style-name="P71">M_valE = <text:span text:style-name="T12">0xB3</text:span></text:p>
            <text:p text:style-name="P71">M_valA = <text:span text:style-name="T9">0xFF</text:span></text:p>
            <text:p text:style-name="P74">M_dstE = <text:span text:style-name="T69">%rsp (0x4)</text:span></text:p>
            <text:p text:style-name="P71">M_dstM = <text:span text:style-name="T7">RNONE</text:span></text:p>
            <text:p text:style-name="P71">m_read = <text:span text:style-name="T72">0x0</text:span></text:p>
            <text:p text:style-name="P71">m_write = <text:span text:style-name="T72">0x1</text:span></text:p>
            <text:p text:style-name="P71">m_Addr = <text:span text:style-name="T72">0xB3</text:span></text:p>
            <text:p text:style-name="P71">m_datain = <text:span text:style-name="T72">0xFF</text:span></text:p>
            <text:p text:style-name="P71">m_dataout = <text:span text:style-name="T72">0xNULL</text:span></text:p>
            <text:p text:style-name="P71">dmem_error = <text:span text:style-name="T22">0x0</text:span></text:p>
            <text:p text:style-name="P71">m_stat = <text:span text:style-name="T22">SAOK</text:span></text:p>
          </table:table-cell>
          <table:table-cell table:style-name="Table2.A2" office:value-type="string">
            <text:p text:style-name="P87">Inst:</text:p>
            <text:p text:style-name="P71">M_stat = <text:span text:style-name="T77">SAOK</text:span></text:p>
            <text:p text:style-name="P71">M_icode = <text:span text:style-name="T77">0xB</text:span> </text:p>
            <text:p text:style-name="P71">M_Cnd = <text:span text:style-name="T15">0x0</text:span></text:p>
            <text:p text:style-name="P71">M_valE = <text:span text:style-name="T77">0xC3</text:span></text:p>
            <text:p text:style-name="P71">M_valA = <text:span text:style-name="T77">0xBB</text:span></text:p>
            <text:p text:style-name="P71">M_dstE = %<text:span text:style-name="T77">rsp (0x4)</text:span></text:p>
            <text:p text:style-name="P71">M_dstM = <text:span text:style-name="T77">0x0</text:span></text:p>
            <text:p text:style-name="P71">m_read = <text:span text:style-name="T78">0x1</text:span></text:p>
            <text:p text:style-name="P71">m_write = <text:span text:style-name="T78">0x0</text:span></text:p>
            <text:p text:style-name="P71">m_Addr = <text:span text:style-name="T78">0xBB</text:span></text:p>
            <text:p text:style-name="P71">m_datain = <text:span text:style-name="T78">0xBB</text:span></text:p>
            <text:p text:style-name="P71">m_dataout = <text:span text:style-name="T78">0xABCD</text:span> </text:p>
            <text:p text:style-name="P71">dmem_error = <text:span text:style-name="T78">0x0</text:span> </text:p>
            <text:p text:style-name="P71">m_stat = <text:span text:style-name="T78">SAOK</text:span></text:p>
          </table:table-cell>
          <table:table-cell table:style-name="Table2.A2" office:value-type="string">
            <text:p text:style-name="P87">Inst:</text:p>
            <text:p text:style-name="P71">M_stat = <text:span text:style-name="T86">SAOK</text:span></text:p>
            <text:p text:style-name="P71">M_icode = <text:span text:style-name="T86">0x9</text:span> </text:p>
            <text:p text:style-name="P71">M_Cnd = <text:span text:style-name="T16">0x0</text:span></text:p>
            <text:p text:style-name="P71">M_valE = <text:span text:style-name="T86">0xC3</text:span></text:p>
            <text:p text:style-name="P71">M_valA = <text:span text:style-name="T86">0xBB</text:span></text:p>
            <text:p text:style-name="P71">M_dstE = %<text:span text:style-name="T86">rsp (0x4)</text:span></text:p>
            <text:p text:style-name="P71">M_dstM = <text:span text:style-name="T86">RNONE</text:span></text:p>
            <text:p text:style-name="P71">m_read = <text:span text:style-name="T87">0x1</text:span></text:p>
            <text:p text:style-name="P71">m_write = <text:span text:style-name="T87">0x0</text:span> </text:p>
            <text:p text:style-name="P71">m_Addr = <text:span text:style-name="T87">0xBB</text:span> </text:p>
            <text:p text:style-name="P71">m_datain = <text:span text:style-name="T87">0xBB</text:span> </text:p>
            <text:p text:style-name="P71">m_dataout = <text:span text:style-name="T87">0xABCD</text:span> </text:p>
            <text:p text:style-name="P71">dmem_error = <text:span text:style-name="T87">0x0</text:span> </text:p>
            <text:p text:style-name="P71">m_stat = <text:span text:style-name="T87">SAOK</text:span></text:p>
          </table:table-cell>
          <table:table-cell table:style-name="Table2.A2" office:value-type="string">
            <text:p text:style-name="P87">Inst:</text:p>
            <text:p text:style-name="P71">M_stat = <text:span text:style-name="T94">SAOK</text:span></text:p>
            <text:p text:style-name="P71">M_icode = <text:span text:style-name="T94">0x8</text:span> </text:p>
            <text:p text:style-name="P76">M_Cnd = <text:span text:style-name="T95">0x0</text:span></text:p>
            <text:p text:style-name="P71">M_valE = <text:span text:style-name="T96">0xB3</text:span></text:p>
            <text:p text:style-name="P71">M_valA = <text:span text:style-name="T96">0x8</text:span></text:p>
            <text:p text:style-name="P71">M_dstE = %<text:span text:style-name="T96">rsp (0x4)</text:span></text:p>
            <text:p text:style-name="P71">M_dstM = <text:span text:style-name="T96">RNONE</text:span></text:p>
            <text:p text:style-name="P71">m_read = <text:span text:style-name="T96">0x0</text:span></text:p>
            <text:p text:style-name="P71">m_write = <text:span text:style-name="T96">0x1</text:span></text:p>
            <text:p text:style-name="P71">m_Addr = <text:span text:style-name="T96">0xB3</text:span></text:p>
            <text:p text:style-name="P71">m_datain = <text:span text:style-name="T96">0x8</text:span></text:p>
            <text:p text:style-name="P71">m_dataout = <text:span text:style-name="T96">0xNULL</text:span></text:p>
            <text:p text:style-name="P71">dmem_error =<text:span text:style-name="T96">0x0</text:span> </text:p>
            <text:p text:style-name="P71">m_stat = <text:span text:style-name="T96">SAOK</text:span></text:p>
          </table:table-cell>
          <table:table-cell table:style-name="Table2.F2" office:value-type="string">
            <text:p text:style-name="P87">Inst:</text:p>
            <text:p text:style-name="P71">M_stat = <text:span text:style-name="T108">SAOK</text:span></text:p>
            <text:p text:style-name="P71">M_icode = <text:span text:style-name="T108">0x7</text:span> </text:p>
            <text:p text:style-name="P77">M_Cnd = <text:span text:style-name="T112">0x</text:span><text:span text:style-name="T113">1</text:span></text:p>
            <text:p text:style-name="P71">M_valE = <text:span text:style-name="T108">0xNULL</text:span></text:p>
            <text:p text:style-name="P71">M_valA = <text:span text:style-name="T108">0x8</text:span></text:p>
            <text:p text:style-name="P71">M_dstE = <text:span text:style-name="T108">RNONE</text:span></text:p>
            <text:p text:style-name="P71">M_dstM = <text:span text:style-name="T108">RNONE</text:span> </text:p>
            <text:p text:style-name="P71">m_read = <text:span text:style-name="T108">0x0</text:span></text:p>
            <text:p text:style-name="P71">m_write = <text:span text:style-name="T108">0x0</text:span></text:p>
            <text:p text:style-name="P71">m_Addr = <text:span text:style-name="T108">0xNULL</text:span></text:p>
            <text:p text:style-name="P71">m_datain = <text:span text:style-name="T108">0x8</text:span> </text:p>
            <text:p text:style-name="P71">m_dataout = <text:span text:style-name="T108">0xNULL</text:span> </text:p>
            <text:p text:style-name="P71">dmem_error = <text:span text:style-name="T108">0x0</text:span> </text:p>
            <text:p text:style-name="P71">m_stat = <text:span text:style-name="T108">SAOK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54">W/BACK</text:p>
          </table:table-cell>
          <table:table-cell table:style-name="Table2.A2" office:value-type="string">
            <text:p text:style-name="P87">Inst:</text:p>
            <text:p text:style-name="P71">W_stat = <text:span text:style-name="T22">SAOK</text:span></text:p>
            <text:p text:style-name="P71">W_icode = <text:span text:style-name="T5">0xA</text:span></text:p>
            <text:p text:style-name="P71">W_valE = <text:span text:style-name="T12">0xB3</text:span></text:p>
            <text:p text:style-name="P71">W_valM = <text:span text:style-name="T22">0xNULL</text:span></text:p>
            <text:p text:style-name="P83">W_dstE = <text:span text:style-name="T69">%rsp (0x4)</text:span></text:p>
            <text:p text:style-name="P82">W_dstM = <text:span text:style-name="T7">RNONE</text:span></text:p>
          </table:table-cell>
          <table:table-cell table:style-name="Table2.A2" office:value-type="string">
            <text:p text:style-name="P87">Inst:</text:p>
            <text:p text:style-name="P71">W_stat = <text:span text:style-name="T78">SAOK</text:span></text:p>
            <text:p text:style-name="P71">W_icode = <text:span text:style-name="T78">0xB</text:span> </text:p>
            <text:p text:style-name="P71">W_valE = <text:span text:style-name="T78">0xC3</text:span></text:p>
            <text:p text:style-name="P71">W_valM = <text:span text:style-name="T78">0xABCD</text:span> </text:p>
            <text:p text:style-name="P82">W_dstE = %<text:span text:style-name="T78">rsp (0x4)</text:span></text:p>
            <text:p text:style-name="P82">W_dstM = <text:span text:style-name="T78">0x0</text:span></text:p>
          </table:table-cell>
          <table:table-cell table:style-name="Table2.A2" office:value-type="string">
            <text:p text:style-name="P87">Inst:</text:p>
            <text:p text:style-name="P71">W_stat = <text:span text:style-name="T87">SAOK</text:span></text:p>
            <text:p text:style-name="P71">W_icode = <text:span text:style-name="T87">0x9</text:span></text:p>
            <text:p text:style-name="P71">W_valE = <text:span text:style-name="T87">0xC3</text:span></text:p>
            <text:p text:style-name="P71">W_valM = <text:span text:style-name="T88">0xABCD</text:span></text:p>
            <text:p text:style-name="P82">W_dstE = %<text:span text:style-name="T87">rsp (0x4)</text:span></text:p>
            <text:p text:style-name="P82">W_dstM = <text:span text:style-name="T87">RNONE</text:span></text:p>
          </table:table-cell>
          <table:table-cell table:style-name="Table2.A2" office:value-type="string">
            <text:p text:style-name="P87">Inst:</text:p>
            <text:p text:style-name="P71">W_stat = <text:span text:style-name="T97">SAOK</text:span></text:p>
            <text:p text:style-name="P71">W_icode = <text:span text:style-name="T97">0x8</text:span> </text:p>
            <text:p text:style-name="P71">W_valE = <text:span text:style-name="T97">0xB3</text:span></text:p>
            <text:p text:style-name="P71">W_valM = <text:span text:style-name="T97">0xNULL</text:span> </text:p>
            <text:p text:style-name="P82">W_dstE = %<text:span text:style-name="T97">rsp (0x4)</text:span></text:p>
            <text:p text:style-name="P82">W_dstM = <text:span text:style-name="T97">RNONE</text:span></text:p>
          </table:table-cell>
          <table:table-cell table:style-name="Table2.F2" office:value-type="string">
            <text:p text:style-name="P87">Inst:</text:p>
            <text:p text:style-name="P71">W_stat = <text:span text:style-name="T109">SAOK</text:span></text:p>
            <text:p text:style-name="P71">W_icode = <text:span text:style-name="T110">0x7</text:span> </text:p>
            <text:p text:style-name="P71">W_valE = <text:span text:style-name="T110">0xNULL</text:span></text:p>
            <text:p text:style-name="P71">W_valM = <text:span text:style-name="T110">0xNULL</text:span></text:p>
            <text:p text:style-name="P82">W_dstE = <text:span text:style-name="T110">RNONE</text:span></text:p>
            <text:p text:style-name="P82">W_dstM = <text:span text:style-name="T110">RNONE</text:span> </text:p>
          </table:table-cell>
        </table:table-row>
      </table:table>
      <text:p text:style-name="P18"/>
      <text:p text:style-name="P5"/>
      <text:p text:style-name="P4">End</text:p>
      <text:p text:style-name="P17"/>
      <text:p text:style-name="P48">ret instruction analysis</text:p>
      <text:p text:style-name="P8"/>
      <text:p text:style-name="P12">Program:</text:p>
      <text:p text:style-name="P12">0x000:<text:tab/><text:tab/>irmovq stack, %rsp</text:p>
      <text:p text:style-name="P12">0x00a:<text:tab/><text:tab/>call proc</text:p>
      <text:p text:style-name="P12">0x013:<text:tab/><text:tab/>irmovq $10, %rdx</text:p>
      <text:p text:style-name="P12">0x01d:<text:tab/><text:tab/>halt</text:p>
      <text:p text:style-name="P12">0x20:<text:tab/>.pos 0x20</text:p>
      <text:p text:style-name="P12">0x20:<text:tab/>proc:</text:p>
      <text:p text:style-name="P12">0x20:<text:tab/><text:tab/>ret</text:p>
      <text:p text:style-name="P13">0x21:<text:tab/><text:tab/>rrmovq %rdx, %rbx</text:p>
      <text:p text:style-name="P13">0x30:<text:tab/>.pos 0x30</text:p>
      <text:p text:style-name="P13">0x30:<text:tab/>stack:</text:p>
      <text:p text:style-name="P13"><text:line-break/></text:p>
      <text:p text:style-name="P49"/>
      <text:p text:style-name="P9">Execution without stalls</text:p>
      <table:table table:name="Table3" table:style-name="Table3">
        <table:table-column table:style-name="Table3.A" table:number-columns-repeated="10"/>
        <table:table-column table:style-name="Table3.K"/>
        <table:table-row>
          <table:table-cell table:style-name="Table3.A1" office:value-type="string">
            <text:p text:style-name="P121">1</text:p>
          </table:table-cell>
          <table:table-cell table:style-name="Table3.A1" office:value-type="string">
            <text:p text:style-name="P121">2</text:p>
          </table:table-cell>
          <table:table-cell table:style-name="Table3.A1" office:value-type="string">
            <text:p text:style-name="P121">3</text:p>
          </table:table-cell>
          <table:table-cell table:style-name="Table3.A1" office:value-type="string">
            <text:p text:style-name="P121">4</text:p>
          </table:table-cell>
          <table:table-cell table:style-name="Table3.A1" office:value-type="string">
            <text:p text:style-name="P121">5</text:p>
          </table:table-cell>
          <table:table-cell table:style-name="Table3.A1" office:value-type="string">
            <text:p text:style-name="P121">6</text:p>
          </table:table-cell>
          <table:table-cell table:style-name="Table3.A1" office:value-type="string">
            <text:p text:style-name="P121">7</text:p>
          </table:table-cell>
          <table:table-cell table:style-name="Table3.A1" office:value-type="string">
            <text:p text:style-name="P121">8</text:p>
          </table:table-cell>
          <table:table-cell table:style-name="Table3.A1" office:value-type="string">
            <text:p text:style-name="P121">9</text:p>
          </table:table-cell>
          <table:table-cell table:style-name="Table3.A1" office:value-type="string">
            <text:p text:style-name="P121">10</text:p>
          </table:table-cell>
          <table:table-cell table:style-name="Table3.K1" office:value-type="string">
            <text:p text:style-name="P121">11</text:p>
          </table:table-cell>
        </table:table-row>
        <table:table-row>
          <table:table-cell table:style-name="Table3.A2" office:value-type="string">
            <text:p text:style-name="P19">irmovq stack, %rsp</text:p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K2" office:value-type="string">
            <text:p text:style-name="P120"/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19">irmovq stack, %rsp</text:p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K2" office:value-type="string">
            <text:p text:style-name="P120"/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>call proc</text:p>
          </table:table-cell>
          <table:table-cell table:style-name="Table3.A2" office:value-type="string">
            <text:p text:style-name="P19">irmovq stack, %rsp</text:p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K2" office:value-type="string">
            <text:p text:style-name="P120"/>
          </table:table-cell>
        </table:table-row>
        <table:table-row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>call proc</text:p>
          </table:table-cell>
          <table:table-cell table:style-name="Table3.A2" office:value-type="string">
            <text:p text:style-name="P19">irmovq stack, %rsp</text:p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K2" office:value-type="string">
            <text:p text:style-name="P120"/>
          </table:table-cell>
        </table:table-row>
        <table:table-row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20">Ret <text:span text:style-name="T120">(Fetch)</text:span></text:p>
          </table:table-cell>
          <table:table-cell table:style-name="Table3.A2" office:value-type="string">
            <text:p text:style-name="P20">call proc</text:p>
          </table:table-cell>
          <table:table-cell table:style-name="Table3.A2" office:value-type="string">
            <text:p text:style-name="P19">irmovq stack, %rsp</text:p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K2" office:value-type="string">
            <text:p text:style-name="P120"/>
          </table:table-cell>
        </table:table-row>
        <table:table-row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42">Ret <text:span text:style-name="T118">(Decode)</text:span></text:p>
          </table:table-cell>
          <table:table-cell table:style-name="Table3.A2" office:value-type="string">
            <text:p text:style-name="P20">call proc</text:p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K2" office:value-type="string">
            <text:p text:style-name="P120"/>
          </table:table-cell>
        </table:table-row>
        <table:table-row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36">rrmovq %rdx, %rbx</text:p>
            <text:p text:style-name="P40">(<text:span text:style-name="T119">stall</text:span>) (fetch)</text:p>
          </table:table-cell>
          <table:table-cell table:style-name="Table3.A2" office:value-type="string">
            <text:p text:style-name="P20">Ret <text:span text:style-name="T118">(Execute)</text:span></text:p>
          </table:table-cell>
          <table:table-cell table:style-name="Table3.A2" office:value-type="string">
            <text:p text:style-name="P20">call proc</text:p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K2" office:value-type="string">
            <text:p text:style-name="P120"/>
          </table:table-cell>
        </table:table-row>
        <table:table-row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40">bubble (decode)</text:p>
          </table:table-cell>
          <table:table-cell table:style-name="Table3.A2" office:value-type="string">
            <text:p text:style-name="P20">Ret <text:span text:style-name="T118">(Memory)</text:span></text:p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K2" office:value-type="string">
            <text:p text:style-name="P120"/>
          </table:table-cell>
        </table:table-row>
        <table:table-row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7">rrmovq %rdx, %rbx</text:p>
            <text:p text:style-name="P41">(<text:span text:style-name="T119">stall</text:span>) (fetch)</text:p>
          </table:table-cell>
          <table:table-cell table:style-name="Table3.A2" office:value-type="string">
            <text:p text:style-name="P36">rrmovq %rdx, %rbx</text:p>
            <text:p text:style-name="P40">bubble (execute)</text:p>
          </table:table-cell>
          <table:table-cell table:style-name="Table3.A2" office:value-type="string">
            <text:p text:style-name="P20">Ret</text:p>
            <text:p text:style-name="P30">(<text:span text:style-name="T120">Writeback</text:span>)</text:p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K2" office:value-type="string">
            <text:p text:style-name="P120"/>
          </table:table-cell>
        </table:table-row>
        <table:table-row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43">Bubble <text:span text:style-name="T121">(decode)</text:span></text:p>
          </table:table-cell>
          <table:table-cell table:style-name="Table3.A2" office:value-type="string">
            <text:p text:style-name="P40">Bubble (memory)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K2" office:value-type="string">
            <text:p text:style-name="P120"/>
          </table:table-cell>
        </table:table-row>
        <table:table-row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7">rrmovq %rdx, %rbx</text:p>
            <text:p text:style-name="P41">(<text:span text:style-name="T119">stall</text:span>) (fetch)</text:p>
          </table:table-cell>
          <table:table-cell table:style-name="Table3.A2" office:value-type="string">
            <text:p text:style-name="P43">Bubble <text:span text:style-name="T121">(execute)</text:span></text:p>
          </table:table-cell>
          <table:table-cell table:style-name="Table3.A2" office:value-type="string">
            <text:p text:style-name="P40">Bubble (writeback)</text:p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K2" office:value-type="string">
            <text:p text:style-name="P120"/>
          </table:table-cell>
        </table:table-row>
        <table:table-row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43">Bubble <text:span text:style-name="T121">(decode)</text:span></text:p>
          </table:table-cell>
          <table:table-cell table:style-name="Table3.A2" office:value-type="string">
            <text:p text:style-name="P43">Bubble <text:span text:style-name="T121">(memory)</text:span>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120"/>
          </table:table-cell>
          <table:table-cell table:style-name="Table3.K2" office:value-type="string">
            <text:p text:style-name="P120"/>
          </table:table-cell>
        </table:table-row>
        <table:table-row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2">irmovq $10, %rdx</text:p>
            <text:p text:style-name="P32">(fetch)</text:p>
          </table:table-cell>
          <table:table-cell table:style-name="Table3.A2" office:value-type="string">
            <text:p text:style-name="P43">Bubble <text:span text:style-name="T121">(execute)</text:span></text:p>
          </table:table-cell>
          <table:table-cell table:style-name="Table3.A2" office:value-type="string">
            <text:p text:style-name="P43">Bubble<text:span text:style-name="T121">(write back)</text:span></text:p>
          </table:table-cell>
          <table:table-cell table:style-name="Table3.A2" office:value-type="string">
            <text:p text:style-name="P21"/>
          </table:table-cell>
          <table:table-cell table:style-name="Table3.K2" office:value-type="string">
            <text:p text:style-name="P120"/>
          </table:table-cell>
        </table:table-row>
        <table:table-row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3">irmovq $10, %rdx</text:p>
            <text:p text:style-name="P32">(decode)</text:p>
          </table:table-cell>
          <table:table-cell table:style-name="Table3.A2" office:value-type="string">
            <text:p text:style-name="P43">Bubble <text:span text:style-name="T121">(memory)</text:span></text:p>
          </table:table-cell>
          <table:table-cell table:style-name="Table3.A2" office:value-type="string">
            <text:p text:style-name="P31"/>
          </table:table-cell>
          <table:table-cell table:style-name="Table3.K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3">irmovq $10, %rdx</text:p>
            <text:p text:style-name="P32">(execute)</text:p>
          </table:table-cell>
          <table:table-cell table:style-name="Table3.A2" office:value-type="string">
            <text:p text:style-name="P44">Bubble(WrietBack)</text:p>
          </table:table-cell>
          <table:table-cell table:style-name="Table3.K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3">irmovq $10, %rdx</text:p>
            <text:p text:style-name="P32">(memory)</text:p>
          </table:table-cell>
          <table:table-cell table:style-name="Table3.K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1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3"/>
          </table:table-cell>
          <table:table-cell table:style-name="Table3.K2" office:value-type="string">
            <text:p text:style-name="P23">irmovq $10, %rdx</text:p>
            <text:p text:style-name="P32">(writeback)</text:p>
          </table:table-cell>
        </table:table-row>
      </table:table>
      <text:p text:style-name="P9"/>
      <text:p text:style-name="P7"><text:s/></text:p>
      <text:p text:style-name="P47">jxx instruction <text:span text:style-name="T115">analysis</text:span></text:p>
      <text:p text:style-name="P24">0x000: <text:tab/>xorq %rax, %rax</text:p>
      <text:p text:style-name="P24">0x002: <text:tab/>jne target</text:p>
      <text:p text:style-name="P24">0x00b: <text:tab/>irmovq $1, %rax</text:p>
      <text:p text:style-name="P24">0x015: <text:tab/>halt</text:p>
      <text:p text:style-name="P24">0x016: target:</text:p>
      <text:p text:style-name="P24">0x016: <text:tab/>irmovq $2, %rdx</text:p>
      <text:p text:style-name="P24">0x020:<text:tab/>irmovq $3, %rbx</text:p>
      <text:p text:style-name="P25">0x02a:<text:tab/>halt</text:p>
      <table:table table:name="Table4" table:style-name="Table4">
        <table:table-column table:style-name="Table4.A" table:number-columns-repeated="10"/>
        <table:table-column table:style-name="Table4.K"/>
        <table:table-row>
          <table:table-cell table:style-name="Table4.A1" office:value-type="string">
            <text:p text:style-name="P25">xorq %rax, %rax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K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25">xorq %rax, %rax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25">jne target</text:p>
          </table:table-cell>
          <table:table-cell table:style-name="Table4.A2" office:value-type="string">
            <text:p text:style-name="P25">xorq %rax, %rax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25">jne target</text:p>
          </table:table-cell>
          <table:table-cell table:style-name="Table4.A2" office:value-type="string">
            <text:p text:style-name="P25">xorq %rax, %rax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26">irmovq $2, %rdx</text:p>
          </table:table-cell>
          <table:table-cell table:style-name="Table4.A2" office:value-type="string">
            <text:p text:style-name="P38">jne target <text:span text:style-name="T117">(here branch conditon is detected)</text:span></text:p>
          </table:table-cell>
          <table:table-cell table:style-name="Table4.A2" office:value-type="string">
            <text:p text:style-name="P25">xorq %rax, %rax</text:p>
            <text:p text:style-name="P30">(write-back)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33">irmovq $2, %rdx</text:p>
            <text:p text:style-name="P35">(decode stage)</text:p>
          </table:table-cell>
          <table:table-cell table:style-name="Table4.A2" office:value-type="string">
            <text:p text:style-name="P25">jne target</text:p>
            <text:p text:style-name="P30">(memory)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34">irmovq $3, %rbx</text:p>
            <text:p text:style-name="P35">(fetch stage)</text:p>
          </table:table-cell>
          <table:table-cell table:style-name="Table4.A2" office:value-type="string">
            <text:p text:style-name="P39">Bubble</text:p>
            <text:p text:style-name="P39">(execute stage)</text:p>
          </table:table-cell>
          <table:table-cell table:style-name="Table4.A2" office:value-type="string">
            <text:p text:style-name="P25">jne target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39">Bubble</text:p>
            <text:p text:style-name="P39">(decode stage)</text:p>
          </table:table-cell>
          <table:table-cell table:style-name="Table4.A2" office:value-type="string">
            <text:p text:style-name="P29">bubble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28">irmovq $1, %rax</text:p>
            <text:p text:style-name="P30">(fetch)</text:p>
          </table:table-cell>
          <table:table-cell table:style-name="Table4.A2" office:value-type="string">
            <text:p text:style-name="P29">bubble</text:p>
          </table:table-cell>
          <table:table-cell table:style-name="Table4.A2" office:value-type="string">
            <text:p text:style-name="P29">bubble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8">irmovq $1, %rax</text:p>
            <text:p text:style-name="P30">(decode)</text:p>
          </table:table-cell>
          <table:table-cell table:style-name="Table4.A2" office:value-type="string">
            <text:p text:style-name="P29">bubble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28">irmovq $1, %rax</text:p>
            <text:p text:style-name="P30">(memory)</text:p>
          </table:table-cell>
          <table:table-cell table:style-name="Table4.A2" office:value-type="string">
            <text:p text:style-name="P29">bubble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28">irmovq $1, %rax</text:p>
            <text:p text:style-name="P30">(memory)</text:p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>irmovq $1, %rax</text:p>
            <text:p text:style-name="P30">(writeback)</text:p>
          </table:table-cell>
          <table:table-cell table:style-name="Table4.A2" office:value-type="string">
            <text:p text:style-name="Table_20_Contents"/>
          </table:table-cell>
          <table:table-cell table:style-name="Table4.K2" office:value-type="string">
            <text:p text:style-name="Table_20_Contents"/>
          </table:table-cell>
        </table:table-row>
      </table:table>
      <text:p text:style-name="P14"><text:s/></text:p>
      <text:p text:style-name="P46">Data hazard using stalling</text:p>
      <text:p text:style-name="P6"/>
      <text:p text:style-name="P10">d_srcA in {e_dstE, M_dstE, W_dstE}</text:p>
      <text:p text:style-name="P11">or</text:p>
      <text:p text:style-name="P11">d_srcA in {E_dsM, M_dstM, W_dstM}</text:p>
      <text:p text:style-name="P11"><text:s/><text:tab/></text:p>
      <text:p text:style-name="P10"><text:span text:style-name="T116">d_srcB in {e_dstE, M_dstE, W_dstE}</text:span> </text:p>
      <text:p text:style-name="P11">or</text:p>
      <text:p text:style-name="P11">d_srcB in {E_dstM, M_dstM, W_dstM}</text:p>
      <text:p text:style-name="P11"/>
      <text:p text:style-name="P126"/>
      <text:p text:style-name="P127">Basic idea for pipeline control</text:p>
      <text:p text:style-name="P122">1. If any stage is stalling an instruction, then next stage should either stall or introduce a bubble</text:p>
      <text:p text:style-name="P123"/>
      <text:p text:style-name="P123">Type of Hazards</text:p>
      <text:p text:style-name="P123">1. Load Use hazards</text:p>
      <text:p text:style-name="P123"><text:tab/>Fetch: Stall</text:p>
      <text:p text:style-name="P123"><text:tab/>Decode: Stall</text:p>
      <text:p text:style-name="P123"><text:tab/>Execute: Bubble</text:p>
      <text:p text:style-name="P123"/>
      <text:p text:style-name="P123">2. ret hazards</text:p>
      <text:p text:style-name="P123"><text:tab/>Fetch: Stall</text:p>
      <text:p text:style-name="P123"><text:tab/>Decode: Bubble</text:p>
      <text:p text:style-name="P123"/>
      <text:p text:style-name="P123">3. mispredicted branch hazards</text:p>
      <text:p text:style-name="P123"><text:tab/>Fetch: Normal</text:p>
      <text:p text:style-name="P123"><text:tab/>Decode: Bubble</text:p>
      <text:p text:style-name="P123"><text:tab/>Execute: Bubble</text:p>
      <text:p text:style-name="P123"/>
      <text:p text:style-name="P124">F_Stall = Load Use Hazard or ret hazard</text:p>
      <text:p text:style-name="P124">F_Bubble = 0 </text:p>
      <text:p text:style-name="P124"/>
      <text:p text:style-name="P124">D_Stall = Load Use Hazard</text:p>
      <text:p text:style-name="P125">D_Bubble = mispredicted <text:s/><text:span text:style-name="T124">or </text:span><text:span text:style-name="T19">(</text:span><text:span text:style-name="T20">ret hazard and not Load use</text:span><text:span text:style-name="T19">)</text:span></text:p>
      <text:p text:style-name="P124"/>
      <text:p text:style-name="P124">E_Stall = 0</text:p>
      <text:p text:style-name="P124">E_Bubble = mispredicted <text:span text:style-name="T122">or Load Use </text:span></text:p>
      <text:p text:style-name="P124"/>
      <text:p text:style-name="P1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0:11.578599373</meta:creation-date>
    <dc:date>2018-09-01T08:04:32.091393379</dc:date>
    <meta:editing-duration>PT9H27M4S</meta:editing-duration>
    <meta:editing-cycles>182</meta:editing-cycles>
    <meta:generator>LibreOffice/5.4.4.2$Linux_X86_64 LibreOffice_project/40m0$Build-2</meta:generator>
    <dc:creator>Dhruv </dc:creator>
    <meta:document-statistic meta:table-count="4" meta:image-count="0" meta:object-count="0" meta:page-count="11" meta:paragraph-count="842" meta:word-count="2356" meta:character-count="10994" meta:non-whitespace-character-count="9399"/>
  </office:meta>
</office:document-meta>
</file>